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26F9C168DE2624A1A5.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s">
      <style:paragraph-properties fo:margin-left="0in" fo:margin-right="0in" fo:text-indent="0in" style:auto-text-indent="false"/>
    </style:style>
    <style:style style:name="P2" style:family="paragraph" style:parent-style-name="caps">
      <style:paragraph-properties fo:margin-left="0in" fo:margin-right="0in" fo:text-align="justify" style:justify-single-word="false" fo:text-indent="0in" style:auto-text-indent="false"/>
    </style:style>
    <style:style style:name="P3" style:family="paragraph" style:parent-style-name="Standard_20__28_user_29_">
      <style:paragraph-properties fo:margin-left="0in" fo:margin-right="0in" fo:text-align="justify" style:justify-single-word="false" fo:text-indent="0in" style:auto-text-indent="false"/>
    </style:style>
    <style:style style:name="P4" style:family="paragraph" style:parent-style-name="Standard_20__28_user_29_">
      <style:text-properties fo:language="none" fo:country="none" style:language-asian="none" style:country-asian="none"/>
    </style:style>
    <style:style style:name="P5" style:family="paragraph" style:parent-style-name="Standard_20__28_user_29_">
      <style:paragraph-properties fo:text-align="justify" style:justify-single-word="false"/>
    </style:style>
    <style:style style:name="P6" style:family="paragraph" style:parent-style-name="Standard_20__28_user_29_">
      <style:paragraph-properties fo:text-align="justify" style:justify-single-word="false"/>
      <style:text-properties fo:language="en" fo:country="US"/>
    </style:style>
    <style:style style:name="P7" style:family="paragraph" style:parent-style-name="Standard_20__28_user_29_"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asian="Liberation Serif1" style:font-name-complex="Liberation Serif1"/>
    </style:style>
    <style:style style:name="T3" style:family="text">
      <style:text-properties fo:color="#000000" style:font-name="FreeSerif" fo:background-color="#ffffff" loext:char-shading-value="0" style:font-name-complex="FreeSerif"/>
    </style:style>
    <style:style style:name="T4" style:family="text">
      <style:text-properties style:font-name="Liberation Serif1" style:font-name-complex="Liberation Serif1"/>
    </style:style>
    <style:style style:name="T5" style:family="text">
      <style:text-properties style:font-name="Liberation Serif1" fo:font-style="italic" style:font-style-asian="italic" style:font-name-complex="Liberation Serif1" style:font-style-complex="italic"/>
    </style:style>
    <style:style style:name="T6" style:family="text">
      <style:text-properties style:font-name="Liberation Serif1" fo:font-weight="bold" style:font-weight-asian="bold" style:font-name-complex="Liberation Serif1" style:font-weight-complex="bold"/>
    </style:style>
    <style:style style:name="T7" style:family="text">
      <style:text-properties style:font-name="Liberation Serif1" style:font-name-asian="Liberation Serif1" style:font-name-complex="Liberation Serif1"/>
    </style:style>
    <style:style style:name="T8" style:family="text">
      <style:text-properties style:font-name="Liberation Serif1" fo:language="en" fo:country="US" fo:font-style="italic" style:font-style-asian="italic" style:font-name-complex="Liberation Serif1" style:font-style-complex="italic"/>
    </style:style>
    <style:style style:name="T9" style:family="text">
      <style:text-properties style:font-name="Liberation Serif1" fo:language="en" fo:country="US" style:font-name-complex="Liberation Serif1"/>
    </style:style>
    <style:style style:name="T10" style:family="text">
      <style:text-properties style:text-position="sub 58%" style:font-name="Liberation Serif1" style:font-name-complex="Liberation Serif1"/>
    </style:style>
    <style:style style:name="T11" style:family="text">
      <style:text-properties style:text-position="super 58%" style:font-name="Liberation Serif1" style:font-name-complex="Liberation Serif1"/>
    </style:style>
    <style:style style:name="T12" style:family="text">
      <style:text-properties officeooo:rsid="00268c27"/>
    </style:style>
    <style:style style:name="fr1"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Standard_20__28_user_29_">А будешь ерепениться, пошлём тебя обратно к д-ру Джамфу!</text:p>
      <text:p text:style-name="Standard_20__28_user_29_"><text:span text:style-name="T2"><text:s/></text:span>Джамф <text:span text:style-name="T12">привил ему</text:span> рефлекс, и выбросил стимул.</text:p>
      <text:p text:style-name="Standard_20__28_user_29_">Похоже д-р Джамф сегодня проверял твою пипетку, а?</text:p>
      <text:p text:style-name="center-norm">—<text:span text:style-name="T1">Нейл Носпикер </text:span>50,000 Оскорблений, <text:span text:style-name="Source_20_Text"><text:span text:style-name="T4">§ 6.72</text:span></text:span></text:p>
      <text:p text:style-name="center-norm"><text:span text:style-name="Source_20_Text"><text:span text:style-name="T4">«Невежа Недоросль», Найлан Смит Прес,</text:span></text:span></text:p>
      <text:p text:style-name="center-norm"><text:span text:style-name="Source_20_Text"><text:span text:style-name="T4">Кембридж (Массач.) 1933</text:span></text:span></text:p>
      <text:p text:style-name="center-norm"/>
      <text:p text:style-name="Standard_20__28_user_29_"><text:span text:style-name="Source_20_Text"><text:span text:style-name="T4">Падинг: Но не слишком ли это—</text:span></text:span></text:p>
      <text:p text:style-name="Standard_20__28_user_29_"><text:span text:style-name="Source_20_Text"><text:span text:style-name="T4">Пойнтсмен: Сэр?</text:span></text:span></text:p>
      <text:p text:style-name="Standard_20__28_user_29_"><text:span text:style-name="Source_20_Text"><text:span text:style-name="T4">Падинг: Разве это не убого, Пойнтсмен? Так вот вмешиваться в сознание другого человека?</text:span></text:span></text:p>
      <text:p text:style-name="Standard_20__28_user_29_"><text:span text:style-name="Source_20_Text"><text:span text:style-name="T4">Пойнтсмен: 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Standard_20__28_user_29_"><text:span text:style-name="Source_20_Text"><text:span text:style-name="T4">Падинг: Мы не можем, Пойнтсмен, это зверство</text:span></text:span></text:p>
      <text:p text:style-name="Standard_20__28_user_29_"><text:span text:style-name="Source_20_Text"><text:span text:style-name="T4">Пойнтсмен:Но американцы уже им занимались! разве не ясно? Не то, чтобы мы совращали девственницу, или что—</text:span></text:span></text:p>
      <text:p text:style-name="Standard_20__28_user_29_"><text:span text:style-name="Source_20_Text"><text:span text:style-name="T4">Падинг: Так что нам делать это потому, что американцы делают так? Позволим им совратить нас?</text:span></text:span></text:p>
      <text:p text:style-name="Standard_20__28_user_29_"><text:span text:style-name="Source_20_Text"><text:span text:style-name="T4">Ещё где-то в 1920, д-р Ласло Джамф полагал, что если Ватсону и Райнеру успешно удалось привить «Дитю Альберту» рефлекс ужаса перед чем-либо мохнатым, будь то даже <text:s/>меховое боа его матери, то Джамф, конечно же, сможет сделать то же самое своему Дитю Тайрону относительно младенческого полового рефлекса. 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Standard_20__28_user_29_"><text:span text:style-name="Source_20_Text"><text:span text:style-name="T4">Однако, эрекция либо есть, либо нет. Элегантная бинарность. Задание наблюдения может исполнить даже </text:span></text:span><text:span text:style-name="Source_20_Text"><text:span text:style-name="T5">студент</text:span></text:span><text:span text:style-name="Source_20_Text"><text:span text:style-name="T4">.</text:span></text:span></text:p>
      <text:p text:style-name="Standard_20__28_user_29_"><text:span text:style-name="Source_20_Text"><text:span text:style-name="T4">Безусловный стимул = поглаживание пениса антисептичным ватным тампоном.</text:span></text:span></text:p>
      <text:p text:style-name="Standard_20__28_user_29_"><text:span text:style-name="Source_20_Text"><text:span text:style-name="T4">Безусловная реакция = эрекция.</text:span></text:span></text:p>
      <text:p text:style-name="Standard_20__28_user_29_"><text:span text:style-name="Source_20_Text"><text:span text:style-name="T4">Условный стимул =</text:span></text:span><text:span text:style-name="Source_20_Text"><text:span text:style-name="T5"> х.</text:span></text:span></text:p>
      <text:p text:style-name="Standard_20__28_user_29_"><text:span text:style-name="Source_20_Text"><text:span text:style-name="T4">Условный рефлекс = эрекция в присутствии </text:span></text:span><text:span text:style-name="Source_20_Text"><text:span text:style-name="T5">х</text:span></text:span><text:span text:style-name="Source_20_Text"><text:span text:style-name="T4">, поглаживание уже не нужно, всё, что требуется это только </text:span></text:span><text:span text:style-name="Source_20_Text"><text:span text:style-name="T5">х</text:span></text:span><text:span text:style-name="Source_20_Text"><text:span text:style-name="T4">.</text:span></text:span></text:p>
      <text:p text:style-name="Standard_20__28_user_29_"><text:span text:style-name="Source_20_Text"><text:span text:style-name="T4">Значит </text:span></text:span><text:span text:style-name="Source_20_Text"><text:span text:style-name="T5">х</text:span></text:span><text:span text:style-name="Source_20_Text"><text:span text:style-name="T4">? а что такое </text:span></text:span><text:span text:style-name="Source_20_Text"><text:span text:style-name="T5">х</text:span></text:span><text:span text:style-name="Source_20_Text"><text:span text:style-name="T4">?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полностью совпадает со средней длиной отражённой в отчете Джамфа об эрекции Дитя Т.</text:span></text:span></text:p>
      <text:p text:style-name="Standard_20__28_user_29_"><text:soft-page-break/><text:span text:style-name="Source_20_Text"><text:span text:style-name="T4">Следующим шагом, по традиции в данных вопросах, сосунка следует лишить условия. Джамфу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олжаться </text:span></text:span><text:span text:style-name="Source_20_Text"><text:span text:style-name="T5">за пределы</text:span></text:span><text:span text:style-name="Source_20_Text"><text:span text:style-name="T4">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5">скрытое подавление за пределы нуля.</text:span></text:span><text:span text:style-name="Source_20_Text"><text:span text:style-name="T4">» Курсив м-ра Пойнтсмена.</text:span></text:span></text:p>
      <text:p text:style-name="Standard_20__28_user_29_"><text:span text:style-name="Source_20_Text"><text:span text:style-name="T4">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5"> х</text:span></text:span><text:span text:style-name="Source_20_Text"><text:span text:style-name="T4">, и прекратил на этом? Может он забыл</text:span></text:span><text:span text:style-name="Source_20_Text"><text:span text:style-name="T6">—</text:span></text:span><text:span text:style-name="Source_20_Text"><text:span text:style-name="T4">или проигнорировал</text:span></text:span><text:span text:style-name="Source_20_Text"><text:span text:style-name="T6">—«</text:span></text:span><text:span text:style-name="Source_20_Text"><text:span text:style-name="T4">скрытое подавление за пределы нуля»? Если проигнорировал, то почему? Что может сказать Национальный Совет по Исследованиям по этому поводу?</text:span></text:span></text:p>
      <text:p text:style-name="Standard_20__28_user_29_"><text:span text:style-name="Source_20_Text"><text:span text:style-name="T4">Когда Слотроп был открыт, в конце 1944, «Белым Посещением»</text:span></text:span><text:span text:style-name="Source_20_Text"><text:span text:style-name="T6">—</text:span></text:span><text:span text:style-name="Source_20_Text"><text:span text:style-name="T4">хотя многие там уже знали его как знаменитого Дитя Тайрона</text:span></text:span><text:span text:style-name="Source_20_Text"><text:span text:style-name="T6">—</text:span></text:span><text:span text:style-name="Source_20_Text"><text:span text:style-name="T4">подобно открытию Нового Света, разные люди сочли, что они открыли разные вещи.</text:span></text:span></text:p>
      <text:p text:style-name="Standard_20__28_user_29_"><text:span text:style-name="Source_20_Text"><text:span text:style-name="T4">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само слово: это взрывное «т» вслед за «с», переходит—за пределом своего нуля—в иную область.</text:span></text:span></text:p>
      <text:p text:style-name="Standard_20__28_user_29_"><text:span text:style-name="Source_20_Text"><text:span text:style-name="T4">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Standard_20__28_user_29_"><text:span text:style-name="Source_20_Text"><text:span text:style-name="T4">Но Эдвин Трикл, самый фрейдитски настроенный среди физических исследователей, полагает, что дар Слотропа заключается в психокинезе. 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5">звездой</text:span></text:span><text:span text:style-name="Source_20_Text"><text:span text:style-name="T4">, этой анало-садистской эмблемой успеха в классе, которой так пропитано начальное образование в Америке….»</text:span></text:span></text:p>
      <text:p text:style-name="Standard_20__28_user_29_"><text:span text:style-name="Source_20_Text"><text:span text:style-name="T4">Именно от карты все они впадают в ужас, той карты, где Слотроп держал <text:s/>учёт своих девушек. Звёзды рассыпаны в дистрибуции Поиссона, как на карте ракетных ударов на карте составляемой Мехико о Блице роботов.</text:span></text:span></text:p>
      <text:p text:style-name="Standard_20__28_user_29_"><text:span text:style-name="Source_20_Text"><text:span text:style-name="T4">Да, но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Standard_20__28_user_29_"><text:span text:style-name="Source_20_Text"><text:span text:style-name="T4">Весьма удачно, Слотроп ставил даты на свои звёзды. Звезда всегда появляется </text:span></text:span><text:span text:style-name="Source_20_Text"><text:span text:style-name="T5">до</text:span></text:span><text:span text:style-name="Source_20_Text"><text:span text:style-name="T4"> соответствующего ракетного удара. Удар может случится так скоро, как через два дня, либо задержаться так надолго, как десять. Средняя продолжительность оттяжки 4 ½ дней.</text:span></text:span></text:p>
      <text:p text:style-name="Standard_20__28_user_29_"><text:span text:style-name="Source_20_Text"><text:span text:style-name="T4">Допустим, рассуждает Пойнтсмен, что стимулом </text:span></text:span><text:span text:style-name="Source_20_Text"><text:span text:style-name="T5">х</text:span></text:span><text:span text:style-name="Source_20_Text"><text:span text:style-name="T4">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text:span></text:span><text:soft-page-break/><text:span text:style-name="Source_20_Text"><text:span text:style-name="T4">напряжённость и—взрыв. Бац, эрекция. Но, о, нет. Слотроп получает эрекцию, когда последовательность направлена </text:span></text:span><text:span text:style-name="Source_20_Text"><text:span text:style-name="T5">вспять</text:span></text:span><text:span text:style-name="Source_20_Text"><text:span text:style-name="T4">. Сперва взрыв, затем звук приближения: V-2.</text:span></text:span></text:p>
      <text:p text:style-name="Standard_20__28_user_29_"><text:span text:style-name="Source_20_Text"><text:span text:style-name="T4">И всё-таки стимулом, каким-то образом </text:span></text:span><text:span text:style-name="Source_20_Text"><text:span text:style-name="T5">должна</text:span></text:span><text:span text:style-name="Source_20_Text"><text:span text:style-name="T4">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секс рынке, в порнографии и у проституток, возможно увязанные с изменением курсов на <text:s/>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намёк под самым нашим носом у нас не хватает ума, или смелости, заметить?…</text:span></text:span></text:p>
      <text:p text:style-name="Standard_20__28_user_29_"><text:span text:style-name="Source_20_Text"><text:span text:style-name="T4">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всего, каждой души. Останется слишком мало места для каких-то надежд вообще. Сами понимаете, насколько важным будет такое открытие.</text:span></text:span></text:p>
      <text:p text:style-name="Standard_20__28_user_29_"><text:span text:style-name="Source_20_Text"><text:span text:style-name="T4">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Standard_20__28_user_29_"><text:span text:style-name="Source_20_Text"><text:span text:style-name="T4">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text:span></text:span></text:p>
      <text:p text:style-name="Standard_20__28_user_29_"><text:span text:style-name="Source_20_Text"><text:span text:style-name="T4">Теперь, зная, что без толку: –«Пойнтсмен, а что если Эдвин Трикл прав? Это ПК. Что если Слотроп—даже не осознавая—</text:span></text:span><text:span text:style-name="Source_20_Text"><text:span text:style-name="T5">заставляет</text:span></text:span><text:span text:style-name="Source_20_Text"><text:span text:style-name="T4"> их падать именно та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тогда у вас есть кое-что, не так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зачем ему. Если они падают там где он был—</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ожет он ненавидит женщи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я серьёз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ехико. Вас это действительно трогае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Standard_20__28_user_29_"><text:span text:style-name="Source_20_Text"><text:span text:style-name="T4">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ая массы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Standard_20__28_user_29_"><text:span text:style-name="Source_20_Text"><text:span text:style-name="T4">Пойнтсмен обсуждал паранойю и «идею противоположностей». Он чиркал восклицательные знаки и </text:span></text:span><text:span text:style-name="Source_20_Text"><text:span text:style-name="T5">как верно </text:span></text:span><text:span text:style-name="Source_20_Text"><text:span text:style-name="T4">в Книге по всем полям открытого письма Паавлова к Жане насчёт </text:span></text:span><text:span text:style-name="Source_20_Text"><text:span text:style-name="T5">ощущений </text:span></text:span><text:soft-page-break/><text:span text:style-name="Source_20_Text"><text:span text:style-name="T5">внешнего воздействия </text:span></text:span><text:span text:style-name="Source_20_Text"><text:span text:style-name="T4">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text:span></text:span></text:p>
      <text:p text:style-name="Standard_20__28_user_29_"><text:span text:style-name="Source_20_Text"><text:span text:style-name="T4">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ьер Жане—он иногда вещал как восточный мистик. Никогда по настоящему не понял противоположност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Последнее прибежище неисправимых лодырей, Мехико, как раз такая вот йинь-янова галиматьи. Способ увильнуть от тягот работы в лаборатории. Но что он </text:span></text:span><text:span text:style-name="Source_20_Text"><text:span text:style-name="T5">сказал</text:span></text:span><text:span text:style-name="Source_20_Text"><text:span text:style-name="T4"> эти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5">вы</text:span></text:span><text:span text:style-name="Source_20_Text"><text:span text:style-name="T4"> что сказали?</text:span></text:span></text:p>
      <text:p text:style-name="Standard_20__28_user_29_"><text:span text:style-name="Source_20_Text"><text:span text:style-name="T4">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Это не мой конёк, конечно,– <text:s/>Мехико и вправду не хочет обижать, но ведь сколько можно,– 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не «ударить». Отступить. Вам тридцать, молодой человек. «Других углов не существует». Есть лишь вперёд—прямиком—либо назад.</text:span></text:span></text:p>
      <text:p text:style-name="Standard_20__28_user_29_"><text:span text:style-name="Source_20_Text"><text:span text:style-name="T4">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text:span></text:span></text:p>
      <text:p text:style-name="Standard_20__28_user_29_"><text:span text:style-name="Source_20_Text"><text:span text:style-name="T4">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 нас обоих есть Слотроп,– вот что только что сказал Пойнтсме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Пойнтсмен—что вам с этого? Кроме славы, я имею в вид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миренн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5">возможно</text:span></text:span><text:span text:style-name="Source_20_Text"><text:span text:style-name="T4">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 чего вы добиваетес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 от всяких идей, чувств, самокритики, что только раздувает её пламя,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text:span></text:span><text:soft-page-break/><text:span text:style-name="Source_20_Text"><text:span text:style-name="T4">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почему ракеты падают туда, куда падают—хотя признаю, с вашей поддержкой это стало намного прощ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Зачем?– <text:s/>что пробрало, Мехико?– Зачем я вам нуже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Я не знаю. Но вы нужны.</text:span></text:span></text:p>
      <text:p text:style-name="Standard_20__28_user_29_"><text:span text:style-name="Source_20_Text"><text:span text:style-name="T4">–</text:span></text:span><text:span text:style-name="Source_20_Text"><text:span text:style-name="T7"> </text:span></text:span><text:span text:style-name="Source_20_Text"><text:span text:style-name="T5">У вас</text:span></text:span><text:span text:style-name="Source_20_Text"><text:span text:style-name="T4"> навязчивая иде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text:s/>Помогите мне.</text:span></text:span></text:p>
      <text:p text:style-name="Standard_20__28_user_29_"><text:span text:style-name="Source_20_Text"><text:span text:style-name="T4">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5">Как же девушки? </text:span></text:span><text:span text:style-name="Source_20_Text"><text:span text:style-name="T4">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5"> О, Джесси</text:span></text:span><text:span text:style-name="Source_20_Text"><text:span text:style-name="T4">, уткнувшись лицом в её голую, спящую, замысловато сплетённую из костей и сухожилий спину, </text:span></text:span><text:span text:style-name="Source_20_Text"><text:span text:style-name="T5">мне не доходит всё это….</text:span></text:span></text:p>
      <text:p text:style-name="Standard_20__28_user_29_"><text:span text:style-name="Source_20_Text"><text:span text:style-name="T4">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text:span></text:span></text:p>
      <text:p text:style-name="Standard_20__28_user_29_"><text:span text:style-name="Source_20_Text"><text:span text:style-name="T4">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text:span></text:span></text:p>
      <text:p text:style-name="Standard_20__28_user_29_"><text:span text:style-name="Source_20_Text"><text:span text:style-name="T4">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Пока он не улыбнётся, они не решаются </text:span></text:span><text:soft-page-break/><text:span text:style-name="Source_20_Text"><text:span text:style-name="T4">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Standard_20__28_user_29_"><text:span text:style-name="Source_20_Text"><text:span text:style-name="T4">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 длинная замерзающая последовательность погасших звёзд, облачность отражается в остекленелом пляже почти белой….</text:span></text:span></text:p>
      <text:p text:style-name="Standard_20__28_user_29_"><text:span text:style-name="Source_20_Text"><text:span text:style-name="T4">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Standard_20__28_user_29_"><draw:frame draw:style-name="fr1" draw:name="Image14" text:anchor-type="char" svg:width="6.9252in" svg:height="0.3661in" draw:z-index="1"><draw:image xlink:href="Pictures/1000000000000B720000009B428C9716555D8079.png" xlink:type="simple" xlink:show="embed" xlink:actuate="onLoad" loext:mime-type="image/png"/></draw:frame><text:span text:style-name="Source_20_Text"><text:span text:style-name="T4">В молчании, скрытно от неё,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 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Standard_20__28_user_29_"><text:span text:style-name="Source_20_Text"><text:span text:style-name="T4">Она в доме одна, кроме спрятанного оператора и Осби Фила, который на кухне готовит нечто загадочное из урожая грибов с крыши. 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на его ребяческую возню с </text:span></text:span><text:span text:style-name="Source_20_Text"><text:span text:style-name="T5">Amanita muscaria</text:span></text:span><text:span text:style-name="Source_20_Text"><text:span text:style-name="T4"> (потому что именно этот родственник ядовитого Ангела Убийцы занимает внимание Осби, или что там у него проходит за внимание)—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умом в её окаймлённых светлыми ресницами глазах, или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text:span></text:span></text:p>
      <text:p text:style-name="Standard_20__28_user_29_"><text:span text:style-name="Source_20_Text"><text:span text:style-name="T4">Но </text:span></text:span><text:span text:style-name="Source_20_Text"><text:span text:style-name="T5">что</text:span></text:span><text:span text:style-name="Source_20_Text"><text:span text:style-name="T4"> это надумал юный Осби? 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Затем он расстилает грибное пюре на тонкий жестяной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text:span></text:span><text:soft-page-break/><text:span text:style-name="Source_20_Text"><text:span text:style-name="T4">придержав лишь на самокрутку, которую сноровисто свернул из лакричной сигаретной бумаги Ризла.</text:span></text:span></text:p>
      <text:p text:style-name="Standard_20__28_user_29_"><text:span text:style-name="Source_20_Text"><text:span text:style-name="T4">Н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Этот город на все свои исковырянные бомбами мили: эта неистощимо опутанная жертва… кожа из отблескивающего шифера крыш, копоть на кирпиче залитом 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Standard_20__28_user_29_"><text:span text:style-name="Source_20_Text"><text:span text:style-name="T4">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text:span></text:span><text:span text:style-name="Source_20_Text"><text:span text:style-name="T5"> Der Kinderofen. . . </text:span></text:span><text:span text:style-name="Source_20_Text"><text:span text:style-name="T4">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будет расширяться у неё подобно цветению в серии степеней </text:span></text:span><text:span text:style-name="Source_20_Text"><text:span text:style-name="T5">без общего термина, </text:span></text:span><text:span text:style-name="Source_20_Text"><text:span text:style-name="T4">бесконечно, непостижимо, но предсказуемо)… его фраза <text:s/></text:span></text:span><text:span text:style-name="Source_20_Text"><text:span text:style-name="T5">Padre Ignacio, </text:span></text:span><text:span text:style-name="Source_20_Text"><text:span text:style-name="T4">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ведьмацкая паранойя капитана Блисеро, подозревающего их </text:span></text:span><text:soft-page-break/><text:span text:style-name="Source_20_Text"><text:span text:style-name="T4">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и то и другое ручная работа пресловутой </text:span></text:span><text:span text:style-name="Source_20_Text"><text:span text:style-name="T5">Mme.</text:span></text:span><text:span text:style-name="Source_20_Text"><text:span text:style-name="T4">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шипованного собачьего ошейника, 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или к небу, которое ему подменяли потолки, с опущенными глазами, как он чаще всего их и держал—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Может быть»,– говорит он ей,– «я обстригу твои волосы». Он улыбается Готфриду:– «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Но постриг ли ей Блисеро волосы? Теперь она уже не помнит. Помнится лишь, что пару раз она одевала форму Готфрида (волосы, конечно же) прятала под фуражку), 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text:span></text:span></text:p>
      <text:p text:style-name="Standard_20__28_user_29_"><text:span text:style-name="Source_20_Text"><text:span text:style-name="T4">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абсолютная власть случая, их собственная жалкая случайность здесь, посреди всего….</text:span></text:span></text:p>
      <text:p text:style-name="Standard_20__28_user_29_"><text:span text:style-name="Source_20_Text"><text:span text:style-name="T4">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text:span></text:span><text:soft-page-break/><text:span text:style-name="Source_20_Text"><text:span text:style-name="T4">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ючается—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Standard_20__28_user_29_"><text:span text:style-name="Source_20_Text"><text:span text:style-name="T4">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5">резонами</text:span></text:span><text:span text:style-name="Source_20_Text"><text:span text:style-name="T4">…. «Желайте перемены»,– сказал однажды Рильке,– «у пламени берите вдохновенье!» В лавр, в соловья, в ветер… </text:span></text:span><text:span text:style-name="Source_20_Text"><text:span text:style-name="T5">желать</text:span></text:span><text:span text:style-name="Source_20_Text"><text:span text:style-name="T4">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Standard_20__28_user_29_"><text:span text:style-name="Source_20_Text"><text:span text:style-name="T4">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е.</text:span></text:span></text:p>
      <text:p text:style-name="Standard_20__28_user_29_"><text:span text:style-name="Source_20_Text"><text:span text:style-name="T4">Он ничего не может поделать. Посреди умирающего рейха, 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а он знает, что она не может: что по какому-то </text:span></text:span><text:soft-page-break/><text:span text:style-name="Source_20_Text"><text:span text:style-name="T4">волшебству, глубже сокровенных резонансов любых слов, британский налёт исключён как оборот из всех возможных толчков сзади, в железо Печи и последнее лето. Придёт, она придёт, его Судьба… по другому—но она придёт… </text:span></text:span><text:span text:style-name="Source_20_Text"><text:span text:style-name="T5">Und nicht einmal sein Schritt klingt aus dem tonlosen Los. . . . </text:span></text:span><text:span text:style-name="Source_20_Text"><text:span text:style-name="T4">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5">Ни разу шаг его не встретил эха от Судьбы безгласной</text:span></text:span><text:span text:style-name="Source_20_Text"><text:span text:style-name="T4">…. Это он, Блисеро, взбирается на гору, как и взбирался почти уже 20 лет, задолго до того как принял пламя Рейха, со времён Юго-Запада… в одиночку. Какой бы плотью не пытался умиротво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импровизированных ударов так невозможно высок, так чётко параболичен, мяч взмыл на мили вверх, чтобы пройти точно меж двух высоких, фалличных электрических колонн <text:s/>Ufa-театра на Фридрихштрассе… он мог удерживать мяч на голове по несколько кварталов напролёт, часами, ноги чётки, как поэтическая строка… Но только лишь качал головой, стараясь быть хорошим парнем, когда его спрашивали, но не в силах объяснить:– «ну, это... так получается… <text:s/>мускулы делают сами»—потом, припомнив выражение старого тренера—«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5">кто-нибудь</text:span></text:span><text:span text:style-name="Source_20_Text"><text:span text:style-name="T4"> из них, это сырьё, «хотят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nicht wahr? 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прочее лишь любовная игра перед актом.</text:span></text:span></text:p>
      <text:p text:style-name="Standard_20__28_user_29_"><text:span text:style-name="Source_20_Text"><text:span text:style-name="T4">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text:span></text:span><text:soft-page-break/><text:span text:style-name="Source_20_Text"><text:span text:style-name="T4">укрываться на ночь? Непредусмотрительность детей...и вежливый парадокс этого их Состояньица, основой которому всё та же Печь, что всё должна уничтожить….</text:span></text:span></text:p>
      <text:p text:style-name="Standard_20__28_user_29_"><text:span text:style-name="Source_20_Text"><text:span text:style-name="T4">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в, 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Увозя в своём ранце экземпляр <text:s/></text:span></text:span><text:span text:style-name="Source_20_Text"><text:span text:style-name="T5">Duino Elegies</text:span></text:span><text:span text:style-name="Source_20_Text"><text:span text:style-name="T4">, только что напечатанных, когда он отправлялся на Юго-Запад, подарок Матери на причале, запах свежей типографской краски кружил его голову по ночам, пока старый пароход бороздил тропик за тропиком… пока созвездия, как новые звёзды 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Standard_20__28_user_29_"><text:span text:style-name="Source_20_Text"><text:span text:style-name="T4">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5">мы делать Нджамби Карунга сейчас, омахона…</text:span></text:span><text:span text:style-name="Source_20_Text"><text:span text:style-name="T4"> 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Standard_20__28_user_29_"><text:span text:style-name="Source_20_Text"><text:span text:style-name="T4">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5">auf Wiedersehen</text:span></text:span><text:span text:style-name="Source_20_Text"><text:span text:style-name="T4">.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5">Bodenplatte</text:span></text:span><text:span text:style-name="Source_20_Text"><text:span text:style-name="T4">—бетонная плита положенная на обрезки стали—уложена на землю между трёх деревьев с пометками, чтобы обеспечить точное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text:span></text:span></text:p>
      <text:p text:style-name="Standard_20__28_user_29_"><text:soft-page-break/><text:span text:style-name="Source_20_Text"><text:span text:style-name="T4">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Бледно-жёлтые верхушки обрезанных комлей проглядывают вокруг <text:s/></text:span></text:span><text:span text:style-name="Source_20_Text"><text:span text:style-name="T5">Bodenplatte, </text:span></text:span><text:span text:style-name="Source_20_Text"><text:span text:style-name="T4">свежие щепки</text:span></text:span><text:span text:style-name="Source_20_Text"><text:span text:style-name="T5"> </text:span></text:span><text:span text:style-name="Source_20_Text"><text:span text:style-name="T4">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ландской линии на 380 вольт. </text:span></text:span><text:span text:style-name="Source_20_Text"><text:span text:style-name="T5">Erwartung</text:span></text:span><text:span text:style-name="Source_20_Text"><text:span text:style-name="T4">. . . .</text:span></text:span></text:p>
      <text:p text:style-name="Standard_20__28_user_29_"><text:span text:style-name="Source_20_Text"><text:span text:style-name="T4">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text:span></text:span></text:p>
      <text:p text:style-name="Standard_20__28_user_29_"/>
      <text:p text:style-name="Standard_20__28_user_29_"><text:span text:style-name="Source_20_Text"><text:span text:style-name="T5">Bringt doch der Wanderer auch vom Hange des Bergrands nicht eine</text:span></text:span></text:p>
      <text:p text:style-name="Standard_20__28_user_29_"><text:span text:style-name="Source_20_Text"><text:span text:style-name="T5">Hand voll Erde ins Tal, die alle unsägliche, sondern ein erworbenes</text:span></text:span></text:p>
      <text:p text:style-name="Standard_20__28_user_29_"><text:span text:style-name="Source_20_Text"><text:span text:style-name="T5">Wort, reines, den gelben und blaun Enzian.</text:span></text:span></text:p>
      <text:p text:style-name="Standard_20__28_user_29_"/>
      <text:p text:style-name="Standard_20__28_user_29_"><text:span text:style-name="Source_20_Text"><text:span text:style-name="T4">–</text:span></text:span><text:span text:style-name="Source_20_Text"><text:span text:style-name="T7"> </text:span></text:span><text:span text:style-name="Source_20_Text"><text:span text:style-name="T4">Омухона… посмотри на меня. Я красный и коричневый… </text:span></text:span><text:span text:style-name="Source_20_Text"><text:span text:style-name="T5">чёрный</text:span></text:span><text:span text:style-name="Source_20_Text"><text:span text:style-name="T4">, омухон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Liebchen, это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5">такие</text:span></text:span><text:span text:style-name="Source_20_Text"><text:span text:style-name="T4">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text:span><text:span text:style-name="Source_20_Text"><text:span text:style-name="T5">запредельность </text:span></text:span><text:span text:style-name="Source_20_Text"><text:span text:style-name="T4">была чем-то воздыхающим,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чем пророчествовать.</text:span></text:span></text:p>
      <text:p text:style-name="Standard_20__28_user_29_"><text:span text:style-name="Source_20_Text"><text:span text:style-name="T4">Менее всего о её нежданном у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Можно ли поправить? 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Standard_20__28_user_29_"><text:span text:style-name="Source_20_Text"><text:span text:style-name="T4">Готфрид, в клетке, наблюдает как она сбрасывает её путы и уходит. Светлый и стройный, волосы на его ногах заметны лишь в солнечном свете и то как тончайшая невесомая сеточка золота, по его векам уже потянулись странные младо/старые отметки, расцветает, глаза </text:span></text:span><text:soft-page-break/><text:span text:style-name="Source_20_Text"><text:span text:style-name="T4">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5">пронеси</text:span></text:span><text:span text:style-name="Source_20_Text"><text:span text:style-name="T4">, набирая скорость до последнего возможного момента, </text:span></text:span><text:span text:style-name="Source_20_Text"><text:span text:style-name="T5">пронеси</text:span></text:span><text:span text:style-name="Source_20_Text"><text:span text:style-name="T4"> его единственная молитва на ночь. Опасность, которая, как он 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ты думаешь только—будет что рассказать в столовой, написать домой к </text:span></text:span><text:span text:style-name="Source_20_Text"><text:span text:style-name="T5">Mutti…</text:span></text:span><text:span text:style-name="Source_20_Text"><text:span text:style-name="T4">. Эти ракеты его любимые звери, едва приручённые, часто непослушные, даже могут развернуться. Он любит их, как любил бы лошадей или танки Тигр, если б туда призвали.</text:span></text:span></text:p>
      <text:p text:style-name="Standard_20__28_user_29_"><text:span text:style-name="Source_20_Text"><text:span text:style-name="T4">Здесь он чувствует, что </text:span></text:span><text:span text:style-name="Source_20_Text"><text:span text:style-name="T5">пронесло</text:span></text:span><text:span text:style-name="Source_20_Text"><text:span text:style-name="T4">, тут легко. На что мог бы он надеяться без Войны? Но участвовать в </text:span></text:span><text:span text:style-name="Source_20_Text"><text:span text:style-name="T5">таком</text:span></text:span><text:span text:style-name="Source_20_Text"><text:span text:style-name="T4"> приключении… </text:span></text:span><text:span text:style-name="Source_20_Text"><text:span text:style-name="T5">Если ты не можешь петь Зигфрид ты всё же можешь нести копьё…</text:span></text:span><text:span text:style-name="Source_20_Text"><text:span text:style-name="T4"> На каком горном склоне, от какого загорелого любимого лица слышал он эти слова? Всё что он помнит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сука произнесённое особым тоном голоса вызывает у него эрекцию, которую онне может подавить—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капитана в полуметре, над шёлком серебряных складок, 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5">смотрела</text:span></text:span><text:span text:style-name="Source_20_Text"><text:span text:style-name="T4"> на него….</text:span></text:span></text:p>
      <text:p text:style-name="Standard_20__28_user_29_"><text:span text:style-name="Source_20_Text"><text:span text:style-name="T4">Капитан видел её, конечно же. А кто нет? 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Но если она вернётс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й на тот момент невинный рот, терять….</text:span></text:span></text:p>
      <text:p text:style-name="Standard_20__28_user_29_"><text:span text:style-name="Source_20_Text"><text:span text:style-name="T4">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я оставляет игру навсегда, он молчит.</text:span></text:span></text:p>
      <text:p text:style-name="Standard_20__28_user_29_"><text:span text:style-name="Source_20_Text"><text:span text:style-name="T4">Блисеро проклинает её. Швыряет подставку для обуви в дорогую картину тер Борха. 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Все сидят в круг, пьют Оude Genever, и чистят сыры. Рассказывают истории, в основном смешные, из до Войны. 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звини, но нет, пуля нам понадобится.– <text:s/>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text:s/>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наконец выведенный за свой порог, но она любила его до этого… наверное, да….</text:span></text:span></text:p>
      <text:p text:style-name="Standard_20__28_user_29_"><text:span text:style-name="Source_20_Text"><text:span text:style-name="T4">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Да, местоположение часто менялось. И невозможно было продвинуть её ближе к 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 на восток—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это же она, нет? Чего же ещё они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text:span></text:span><text:soft-page-break/><text:span text:style-name="Source_20_Text"><text:span text:style-name="T4">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Лучше всего, что массовая смерть является стимулом для простых людей, маленьких человеков, ухватить кусок от этого Пирога, пока они ещё тут, и заглотать его. <text:s/>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К тому же в евреях имеется <text:s/>элемент вины, либо шантажа в будущем, что действует, ессесн, в пользу профессионалов. 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на лодочном причале <text:s/>у замасленной набережной, рядом с кошкой, что опустила взгляд своих янтарных глаз, в блоке старых квартир и с дождём во дворе, 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Standard_20__28_user_29_"><text:span text:style-name="Source_20_Text"><text:span text:style-name="T4">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знаю. Куда мне будет лучш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Белое Посещение».– <text:s/>Предлагает Пира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Белое Посещение» неплохо,– сказала она и ступила в пустот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5">Белом Зомби</text:span></text:span><text:span text:style-name="Source_20_Text"><text:span text:style-name="T4">, самый первый фильм, из всех что видел Осби и в определённом смысле последний в его Списке Всех, вместе с </text:span></text:span><text:span text:style-name="Source_20_Text"><text:span text:style-name="T5">Сыном Франкенштейна</text:span></text:span><text:span text:style-name="Source_20_Text"><text:span text:style-name="T4">, </text:span></text:span><text:span text:style-name="Source_20_Text"><text:span text:style-name="T5">Чокнутые Летят в Рио</text:span></text:span><text:span text:style-name="Source_20_Text"><text:span text:style-name="T4"> и, возможно, </text:span></text:span><text:span text:style-name="Source_20_Text"><text:span text:style-name="T5">Дамбо.</text:span></text:span><text:span text:style-name="Source_20_Text"><text:span text:style-name="T4">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text:s/>поскольку Пират уже не понял что вообще там Осби говорил,– <text:s/>не «конечно, ты сошёл с ума» это не то совсем.…</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А что?– спрашивает Пират, когда пауза Осби затянулась дольше минуты.</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А?– грит Осби.</text:span></text:span></text:p>
      <text:p text:style-name="Standard_20__28_user_29_"><text:span text:style-name="Source_20_Text"><text:span text:style-name="T4">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соотнести с самим кристаллом. 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а уже потом не моги продолжить в том же духе….Не обязательно, чтоб было резко, с показухой—может придти мягко—и неважно какой счёт, сколько зрителей, какая их коллективная воля, сколько пенальти могут 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5">на хуй</text:span></text:span><text:span text:style-name="Source_20_Text"><text:span text:style-name="T4">, и бросит игру, бросит и всё ту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Хорошо,– <text:s/>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text:s/>Все </text:span></text:span><text:span text:style-name="Source_20_Text"><text:span text:style-name="T5">остальные</text:span></text:span><text:span text:style-name="Source_20_Text"><text:span text:style-name="T4"> в Фирме пользуются Стеном, знаете ли. Мендоза весит в три раза больше, никто даже не </text:span></text:span><text:span text:style-name="Source_20_Text"><text:span text:style-name="T5">видал</text:span></text:span><text:span text:style-name="Source_20_Text"><text:span text:style-name="T4">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text:s/>понимашь, всё чем-то лучче, чем-то не,– 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 Ну, и что, если тяжелее? Это моя </text:span></text:span><text:span text:style-name="Source_20_Text"><text:span text:style-name="T5">причуда</text:span></text:span><text:span text:style-name="Source_20_Text"><text:span text:style-name="T4">. Мне вес без разницы, иначе не вытащил бы девушку обратно, та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е твоя подопечная.– Статуя в узорном бархате винного цвета от шеи до запястий и щиколоток, и как давно, джентльмены, она наблюдает из тен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Пират становится простачком,– я за тебя отвечаю, знаешь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частливая парочка!– 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Значит, мне надо было тебя там бросить?– <text:s/>И когда она лишь сжала губы, с раздражением:– <text:s/>Или ты думаешь кто-то здесь обязан был тебя вытащи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Standard_20__28_user_29_"/>
      <text:p text:style-name="Standard_20__28_user_29_"><text:span text:style-name="Source_20_Text"><text:span text:style-name="T5">ic heb u liever dan ên everswîn,</text:span></text:span></text:p>
      <text:p text:style-name="Standard_20__28_user_29_"><text:span text:style-name="Source_20_Text"><text:span text:style-name="T5">al waert van finen goude ghewracht</text:span></text:span></text:p>
      <text:p text:style-name="Standard_20__28_user_29_"/>
      <text:p text:style-name="Standard_20__28_user_29_"><text:span text:style-name="Source_20_Text"><text:span text:style-name="T4">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нажимал курок, не сводя глаз с расплывчатого </text:span></text:span><text:soft-page-break/><text:span text:style-name="Source_20_Text"><text:span text:style-name="T4">уродства, покуда рядом в медленном подобии, смоченный в вине, зажатый челюстями змия, <text:s/>спускался красновато тлеющий цвет, опаляя жаром щёку, </text:span></text:span><text:span text:style-name="Source_20_Text"><text:span text:style-name="T5">как моё собственное маленькое светило</text:span></text:span><text:span text:style-name="Source_20_Text"><text:span text:style-name="T4">, писал од домой своему старшему брату Хендрику, </text:span></text:span><text:span text:style-name="Source_20_Text"><text:span text:style-name="T5">повелитель моего Знака</text:span></text:span><text:span text:style-name="Source_20_Text"><text:span text:style-name="T4">...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5">что</text:span></text:span><text:span text:style-name="Source_20_Text"><text:span text:style-name="T4"> они вообще годятся?—теперь неспособная даже увидеть своего убийцу, вскинувшись, брызжа кровью, с квохтаньем умирала….</text:span></text:span></text:p>
      <text:p text:style-name="Standard_20__28_user_29_"><text:span text:style-name="Source_20_Text"><text:span text:style-name="T4">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забивая <text:s/>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Standard_20__28_user_29_"><text:span text:style-name="Source_20_Text"><text:span text:style-name="T4">Он оставляет додо гнить, терпеть не может их мясо. Обычно, он охотился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Голоса—у него бессоница, южные звёзды слишком густы, чтоб складываться в созвездия, сбиваются в лица и существ из мифов немыслемее, чем додо—произносят слова спящих, напевно, дуэтно, хором. Ритмы и тембры голландские, но без какого-либо явного смысла. Кроме того, что они, как ему кажется, предупреждают о чём-то… ругают, сердятся, что он не может понять. 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Standard_20__28_user_29_"><text:span text:style-name="Source_20_Text"><text:span text:style-name="T4">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text:s/></text:span></text:span><text:soft-page-break/><text:span text:style-name="Source_20_Text"><text:span text:style-name="T4">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text:span></text:span></text:p>
      <text:p text:style-name="Standard_20__28_user_29_"><text:span text:style-name="Source_20_Text"><text:span text:style-name="T4">Эта бешеная ватага были лузеры выдававшие себя за расу избранных Богом. Колония, предприятие, умирали—как эбонитовые деревья, 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Standard_20__28_user_29_"><text:span text:style-name="Source_20_Text"><text:span text:style-name="T4">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которого они понимали.</text:span></text:span></text:p>
      <text:p text:style-name="Standard_20__28_user_29_"><text:span text:style-name="Source_20_Text"><text:span text:style-name="T4">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Standard_20__28_user_29_"><text:span text:style-name="Source_20_Text"><text:span text:style-name="T4">Франц не мог знать, что за исключение пары других на острове Воссоединения, это были единственные додо во всём Творении и что он помогал <text:s/>уничтожению расы. 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p>
      <text:p text:style-name="Standard_20__28_user_29_"><text:span text:style-name="Source_20_Text"><text:span text:style-name="T4">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5">Ибо, поскольку есть они твореньями Господа, имеющими дар разумного общения, признающими, что лишь в Слове Его возможно найти жизнь вечную</text:span></text:span><text:span text:style-name="Source_20_Text"><text:span text:style-name="T4">...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Standard_20__28_user_29_"><text:span text:style-name="Source_20_Text"><text:span text:style-name="T4">Вот наичистейшая форма европейского продвижения.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нашего необходимого клинка? Повящённые, теперь они будут кормить нас, посвящённые <text:s/>останки их и помёт будут удобрять наши урожаи. Мы говорили им о «Спасении»? Мы имели в виду вечную жизнь во </text:span></text:span><text:soft-page-break/><text:span text:style-name="Source_20_Text"><text:span text:style-name="T4">Граде? Жизнь вечную? 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text:span></text:span></text:p>
      <text:p text:style-name="Standard_20__28_user_29_"><text:span text:style-name="Source_20_Text"><text:span text:style-name="T4">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5">его</text:span></text:span><text:span text:style-name="Source_20_Text"><text:span text:style-name="T4"> причуда….»</text:span></text:span></text:p>
      <text:p text:style-name="Standard_20__28_user_29_"><text:span text:style-name="Source_20_Text"><text:span text:style-name="T4">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н за тобой увязался,– Осби затягивается мухоморной сигарето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а,– Пират инспектирует края сада на крыше, недовольный в закате,– но в это совсем не хочется верить. Хватит с меня и тог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 что ты думаешь про неё, вообщ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Кто-то может её использовать, я думаю,– решив так вчера на станции Чаринг-Крос, когда она уезжала в «Белое Посещение».– <text:s/>Нежданная прибыль кому-т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ты знаешь что они там надумали?</text:span></text:span></text:p>
      <text:p text:style-name="Standard_20__28_user_29_"><text:span text:style-name="Source_20_Text"><text:span text:style-name="T4">Только то, что они замышляют что-то с использованием гигантского осьминога. Но в Лондоне никто ничего определённого не знает. Даже в «Белом Посещении» идёт эта нежданная суматоха,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даже когда пожарные расчёты с воем несутся по улицам, а огненный смерч уносит кислород в небо и клиенты валятся задохнувшись как клопы в присутствие ДДТ… однако, коммерция нисколько не умалила <text:s/>Манеру фон Гёля: </text:span></text:span><text:soft-page-break/><text:span text:style-name="Source_20_Text"><text:span text:style-name="T4">теперь она стала более прочувствованной, чем прежде. В начальных отрывках чёрный человек в форме SS движется на фоне модели ракеты и трейлера (постоянно снято через сосны, снег, 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Schwarzkommando 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Standard_20__28_user_29_"><text:span text:style-name="Source_20_Text"><text:span text:style-name="T4">«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ставить с его тогдашней точки зрения».</text:span></text:span></text:p>
      <text:p text:style-name="Standard_20__28_user_29_"><text:span text:style-name="Source_20_Text"><text:span text:style-name="T4">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text:span></text:span></text:p>
      <text:p text:style-name="Standard_20__28_user_29_"><draw:frame draw:style-name="fr1" draw:name="Image15" text:anchor-type="char" svg:width="6.9252in" svg:height="0.3661in" draw:z-index="2"><draw:image xlink:href="Pictures/1000000000000B720000009B428C9716555D8079.png" xlink:type="simple" xlink:show="embed" xlink:actuate="onLoad" loext:mime-type="image/png"/></draw:frame><text:span text:style-name="Source_20_Text"><text:span text:style-name="T4">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text:span></text:span></text:p>
      <text:p text:style-name="Standard_20__28_user_29_"><text:span text:style-name="Source_20_Text"><text:span text:style-name="T4">Они выпустили Слотропа на волю, снова гуляет, блядь, последний шанс на дембель как чокнутому, и он его прошлёпал….</text:span></text:span></text:p>
      <text:p text:style-name="Standard_20__28_user_29_"><text:span text:style-name="Source_20_Text"><text:span text:style-name="T4">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ТОТСССГ. 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text:span></text:span></text:p>
      <text:p text:style-name="Standard_20__28_user_29_"><text:span text:style-name="Source_20_Text"><text:span text:style-name="T4">Но что-то не так… что-то... </text:span></text:span><text:span text:style-name="Source_20_Text"><text:span text:style-name="T5">поменялось</text:span></text:span><text:span text:style-name="Source_20_Text"><text:span text:style-name="T4">… не хочу скулить, братаны, но—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5">что-то</text:span></text:span><text:span text:style-name="Source_20_Text"><text:span text:style-name="T4"> постоянно присутствует в маленькой рамочке, довело до того, что начал оглядываться на </text:span></text:span><text:soft-page-break/><text:span text:style-name="Source_20_Text"><text:span text:style-name="T4">другие машины выезжая по утрам на работу. Вещи на его столе в <text:s/>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Standard_20__28_user_29_"><text:span text:style-name="Source_20_Text"><text:span text:style-name="T4">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ста где хвосты не смогут идти следом.</text:span></text:span></text:p>
      <text:p text:style-name="Standard_20__28_user_29_"><text:span text:style-name="Source_20_Text"><text:span text:style-name="T4">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т её, э-э, ну, а—Дарлин. 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вернулся! Ах, Тайрон, ты </text:span></text:span><text:span text:style-name="Source_20_Text"><text:span text:style-name="T5">вернулся</text:span></text:span><text:span text:style-name="Source_20_Text"><text:span text:style-name="T4">,–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я, милая…</text:span></text:span></text:p>
      <text:p text:style-name="Standard_20__28_user_29_"><text:span text:style-name="Source_20_Text"><text:span text:style-name="T4">Колея шин в слякоти обернулась жемчугом, мягким жемчугом. Чайки медленно кружат на фоне высоких безоконных кирпичных стен района.</text:span></text:span></text:p>
      <text:p text:style-name="Standard_20__28_user_29_"><text:span text:style-name="Source_20_Text"><text:span text:style-name="T4">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уда-сюда, как узорчик из цветов.</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Вы заходили, когда у меня была банальная лихорадка,– вспоминает она Слотропа,– мы в тот день заварили чай из полыни.– Ну, конечно, сейчас даже 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о комната 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где в прошлый раз дикие астры приветствовали в перепутанице из маленькой вазы сервского фарфора, которую она вместе с Остином нашли давны-давно в магазине на Вардор-Стри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н был моим здоровьем,– <text:s/>часто говорит м-с Квод,– с тех пор как он умер, мне пришлось стать полной ведьмой из чистого самосохранения.– <text:s/>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 «Тайрон помоги мне снять ту—нет рядом, высокая банка, спасибо милый».—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 «А теперь,»– <text:s/>просияла она к Слотропу,– «Вот: винные желе. Они довоенные».</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Теперь я вспомнил вас—леди со связями в Министерстве Снабжения!– 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Мам. Они не такие как мне. Наверно это из-за климата. 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5">конфета</text:span></text:span><text:span text:style-name="Source_20_Text"><text:span text:style-name="T4">, Мам! Придумай как скормить одну из них Гитлеру и война закончится </text:span></text:span><text:span text:style-name="Source_20_Text"><text:span text:style-name="T5">завтра</text:span></text:span><text:span text:style-name="Source_20_Text"><text:span text:style-name="T4">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И ещё капельку ментола,– м-с Квод закладывает в рот <text:s/>одну.– Прелесть.</text:span></text:span></text:p>
      <text:p text:style-name="Standard_20__28_user_29_"><text:span text:style-name="Source_20_Text"><text:span text:style-name="T4">Слотроп наконец выбрал одну с барельефом <text:s/>Lafitte Rothschild и отправляет в свой целовальник:– <text:s/>«О, да. Да. Ммм. Великолеп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Если вы хотите что-то совсем </text:span></text:span><text:span text:style-name="Source_20_Text"><text:span text:style-name="T5">особенное</text:span></text:span><text:span text:style-name="Source_20_Text"><text:span text:style-name="T4"> попробуйте Бернкаслер Доктор. О! Не вы ли мне принесли тогда те миленькое американские штучки, слизистый вяз.</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кользкий вяз. Какая жалость, они вчера кончились.</text:span></text:span></text:p>
      <text:p text:style-name="Standard_20__28_user_29_"><text:span text:style-name="Source_20_Text"><text:span text:style-name="T4">Входит Дарин с горячим чайником и тремя чашками на поднос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то тут?– Слотроп малость поспеш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ебе лучше не знать, Тайро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точно,– <text:s/>после первого глотка, жалея, что она мало добавила лимонного сока, или хоть чего-нибудь, чтоб убит основной вкус, убийственно горький. Эти люди и впрямь сумасшедшие. И без сахара, есэ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 «О, я думала мы от них всех избавились от всех тех—«Жильберт <text:s/>&amp; Саливан неподдельное наслаждение»—года </text:span></text:span><text:span text:style-name="Source_20_Text"><text:span text:style-name="T5">два</text:span></text:span><text:span text:style-name="Source_20_Text"><text:span text:style-name="T4"> назад.»– как раз в тот в момент, когда Слотроп достигает тягуче-жидкую сердцевину со вкусом майонеза и корок апельсин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ы забрали <text:s/>последнюю из моих Мармеладный Сюрпризов!– <text:s/>вскрикивает м-с Квод, с быстротой фокусника доставая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ак мне и надо,– говорит Слотроп, удивляясь что он этим хотел сказать, прихлёбывая чай из трав, чтобы снять вкус конфеты из майонеза—чёрт! и это было ошибкой, точно, потому что его рот снова наполняет <text:s/>жуткая алкалоидная разруха, аж до самого мягкого нёба, где она и осела. Дарлин, сочувственная Солов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по ходу знает, ёбаный идиот, что опять нарвался, по языку разливается самая жуткая кристаллиновая концентрация, Боже, наверное это сама нитритная кислота.– Ой-йой, эта уж вправду </text:span></text:span><text:span text:style-name="Source_20_Text"><text:span text:style-name="T5">кисленькая</text:span></text:span><text:span text:style-name="Source_20_Text"><text:span text:style-name="T4">.– 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5">не видит</text:span></text:span><text:span text:style-name="Source_20_Text"><text:span text:style-name="T4">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text:span><text:span text:style-name="Source_20_Text"><text:span text:style-name="T5"><text:s/>petit four</text:span></text:span><text:span text:style-name="Source_20_Text"><text:span text:style-name="T4"> 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5">чавк</text:span></text:span><text:span text:style-name="Source_20_Text"><text:span text:style-name="T4">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Вот вы и догадались!– <text:s/>М-с Квод машет ему пёстрым конгломератом из корня имбиря, ириски и <text:s/>семени аниса,– понимаете всегда надо наслаждаться внешним </text:span></text:span><text:span text:style-name="Source_20_Text"><text:span text:style-name="T5">видом</text:span></text:span><text:span text:style-name="Source_20_Text"><text:span text:style-name="T4">. И почему вы, американцы, такие импульсивны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text:s/>бормочет,– обычно мы не доходим до чего-то более сложного, чем плитки Херши, понимает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попробуй это!– кричит Дарлин ухватившись за горло и качаясь на нег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х-ты, это наверняка что-то,– <text:s/>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давай,– <text:s/>Дарлин ухватив его руку с конфетой, пытается засунуть в его рот.</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Да, просто, знаешь, смотрю на вид, как советует м-с Квод.</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плющить в руке не честно, Тайрон.</text:span></text:span></text:p>
      <text:p text:style-name="Standard_20__28_user_29_"><text:span text:style-name="Source_20_Text"><text:span text:style-name="T4">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курить эту дрянь.– <text:s/>Отравлен...– удаётся ему выстона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же, по-мужски,– советует м-с Квод.</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Да,– Дарин через слои обсосанной карамели,– не забывай, война идёт. Давай, милый, отрой ротик.</text:span></text:span></text:p>
      <text:p text:style-name="Standard_20__28_user_29_"><text:span text:style-name="Source_20_Text"><text:span text:style-name="T4">Сквозь слёзы он не может толком разглядеть, но слышит, как м-с Квод напротив за столом долдонит:– «Ням, ням, ням»,– <text:s/>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жиновый зефир,– грит м-с Квод.</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аа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это ещё что, попробуйте одну такую...– Его зубы с какой-то 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Ещё чаю?– предлагает Дарин. Слотроп в безудержном кашле, вдохнув малость той начинки из доле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хороший кашель,– м-с Квод предлагает коробочку тех невероятных английских капель от кашля, Меггезон,– <text:s/>Дарлин, чая просто чудесный, я чувствую как моя цинга проходит, просто чувствую.</text:span></text:span></text:p>
      <text:p text:style-name="Standard_20__28_user_29_"><text:span text:style-name="Source_20_Text"><text:span text:style-name="T4">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Standard_20__28_user_29_"><text:span text:style-name="Source_20_Text"><text:span text:style-name="T4">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Райское Пламя,та знаменитая сладость по дорогой цене и переменчивого вкуса—для одного «солёная слива», для другого «искусственные вишни»… «засахаренные фиалки»… «Ворчестерский соус»… «патока с перцем»… сколько угодно подобных определений, </text:span></text:span><text:soft-page-break/><text:span text:style-name="Source_20_Text"><text:span text:style-name="T4">уверенных, кратких, никогда длиннее, чем пара слов—напоминают описание ядовитых и одуряющих газов в тренировочных инструкциях, «кисло-сладкий баклажан» самое, пожалуй, длинное на данный момент. 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е эбонитовые напёрстки из прошлого столетия, шпильки, 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Standard_20__28_user_29_"><text:span text:style-name="Source_20_Text"><text:span text:style-name="T4">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в гущу рододендроном и нежданного дождя, Остин кричит </text:span></text:span><text:span text:style-name="Source_20_Text"><text:span text:style-name="T5">Прикоснитесь к <text:s/>её горлу, Величество. Прикоснитесь!</text:span></text:span><text:span text:style-name="Source_20_Text"><text:span text:style-name="T4">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text:span></text:span></text:p>
      <text:p text:style-name="Standard_20__28_user_29_"><text:span text:style-name="Source_20_Text"><text:span text:style-name="T5">Вспышка молнии—</text:span></text:span></text:p>
      <text:p text:style-name="Standard_20__28_user_29_"><text:span text:style-name="Source_20_Text"><text:span text:style-name="T4">И Слотроп зевает: – Который час?– а Дарин всплывает из сна. Когда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Бога ради почему и не быть хоть какой-то пользе от этого дурацкого Блица?</text:span></text:span></text:p>
      <text:p text:style-name="Standard_20__28_user_29_"><text:span text:style-name="Source_20_Text"><text:span text:style-name="T4">Но кто там, в просвете оранжевой занавески, сдерживает дыхание? Подсматривает? Ну, и где же по вашему, составители карт, мастера слежки, упадёт следующая?</text:span></text:span></text:p>
      <text:p text:style-name="Standard_20__28_user_29_"><draw:frame draw:style-name="fr1" draw:name="Image16" text:anchor-type="char" svg:width="6.9252in" svg:height="0.3661in" draw:z-index="3"><draw:image xlink:href="Pictures/1000000000000B720000009B428C9716555D8079.png" xlink:type="simple" xlink:show="embed" xlink:actuate="onLoad" loext:mime-type="image/png"/></draw:frame><text:span text:style-name="Source_20_Text"><text:span text:style-name="T4">Самое пр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text:s/>потянулась, он не задумываясь перехватил её запястье и отвёл <text:s/>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text:span></text:span><text:soft-page-break/><text:span text:style-name="Source_20_Text"><text:span text:style-name="T4">–«Ооо»,– вырвалось у неё и она потянулась обнять его, отбросив всякую сдержанность, открыта, дрожа, пока они прижимались друг к другу. 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Standard_20__28_user_29_"><text:span text:style-name="Source_20_Text"><text:span text:style-name="T4">Когда это происходит, свет для них становится очень красным.</text:span></text:span></text:p>
      <text:p text:style-name="Standard_20__28_user_29_"><text:span text:style-name="Source_20_Text"><text:span text:style-name="T4">Однажды они встретились в чайной: на ней был красный свитер с короткими рукавами и её обнажённые руки теплились красным по бокам. 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ощущение. Резко вверх до уровня кожи, выплёскиваясь по его соскам…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Standard_20__28_user_29_"><text:span text:style-name="Source_20_Text"><text:span text:style-name="T4">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Она ведь никак не может—или может?—Делать Такие же Вещи с Джереми. Разве может этот мудак—она же не потянется вокруг когда они ебуться, а и чтоб вставить свой хулиганский палец, его английскую розу, в жопу Джереми? Стоп, прекрати это (но сосёт ли она его хуй? Бывала ли когда-нибудь его постоянно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леопардов и карибских вепрей в <text:s/>зоопарке Регент Парка и гадал бы пойдёт ли дождь до 4:30.</text:span></text:span></text:p>
      <text:p text:style-name="Standard_20__28_user_29_"><text:span text:style-name="Source_20_Text"><text:span text:style-name="T4">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Standard_20__28_user_29_"><text:span text:style-name="Source_20_Text"><text:span text:style-name="T4">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Standard_20__28_user_29_"><text:span text:style-name="Source_20_Text"><text:span text:style-name="T4">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девушки из <text:s/>ЖКМС и УФАА, ювелирно украшенные юные вдовы, косятся со всех сторон,– надеюсь ты время зря не терял.</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 на </text:span></text:span><text:span text:style-name="Source_20_Text"><text:span text:style-name="T5">данный</text:span></text:span><text:span text:style-name="Source_20_Text"><text:span text:style-name="T4"> момент обеспеченная беременность, или две, если тольк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х!– Она подскакивает радостно (вверх, не на),– это мне </text:span></text:span><text:span text:style-name="Source_20_Text"><text:span text:style-name="T5">напомнил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уууййй!– Роджер отшатывается назад к растению в горшке, под разухабистые саксофоны Роланда Пичи и Его Оркестра, исполняющие «Вот, я <text:s/>Ляпнул Это Снова», и роняет голову на груд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ак </text:span></text:span><text:span text:style-name="Source_20_Text"><text:span text:style-name="T5">вот</text:span></text:span><text:span text:style-name="Source_20_Text"><text:span text:style-name="T4">, что у тебя на уме. Если, конечно, </text:span></text:span><text:span text:style-name="Source_20_Text"><text:span text:style-name="T5">ум</text:span></text:span><text:span text:style-name="Source_20_Text"><text:span text:style-name="T4"> подходящее слово.</text:span></text:span></text:p>
      <text:p text:style-name="Standard_20__28_user_29_"><text:span text:style-name="Source_20_Text"><text:span text:style-name="T4">Они приводят всех в замешательство. Выглядят такими невинными. Люди сразу же хотят защитить их: следят за собой, чтобы не говорить о смерти, делах, изменах, когда Роджер и Джессика рядом. Всё только про дефициты, песни, дружков, фильмы и блузки…</text:span></text:span></text:p>
      <text:p text:style-name="Standard_20__28_user_29_"><text:span text:style-name="Source_20_Text"><text:span text:style-name="T4">С волосами заложенными за уши, с её мягким подбородком, она выглядит 9, 10-летней, потерялась возле витрин, моргает на солнце, поворачивая голову на светлом стёганом </text:span></text:span><text:soft-page-break/><text:span text:style-name="Source_20_Text"><text:span text:style-name="T4">покрывале, кончает в слезах, покрасневшее сморщенное лицо ребёнка готового разреветься, стонет </text:span></text:span><text:span text:style-name="Source_20_Text"><text:span text:style-name="T5">о, о…</text:span></text:span></text:p>
      <text:p text:style-name="Standard_20__28_user_29_"><text:span text:style-name="Source_20_Text"><text:span text:style-name="T4">Однажды ночью, 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text:span></text:span></text:p>
      <text:p text:style-name="Standard_20__28_user_29_"/>
      <text:p text:style-name="Standard_20__28_user_29_"><text:span text:style-name="Source_20_Text"><text:span text:style-name="T4">«… картины, ну, ладно, сцены вмелькивают, Роджер. Сами собой, серьёзно, я их не выдумываю….» Яркий рой их проплывает на фоне низкого изотонического мерцания потолка. Он и она лежат и дышат кверху, его мягкий хуй млеет,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лся вовек неисправим, заигрывает из зеркальной рамы в чём-то зелёно-полосатом, панталоны, волосы дыбом—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5">амирают в безмолвном ожидании</text:span></text:span><text:span text:style-name="Source_20_Text"><text:span text:style-name="T4"> и <text:s/>в этом уже, должно быть, некая зловещая традиция, <text:s/>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делается.</text:span></text:span></text:p>
      <text:p text:style-name="Standard_20__28_user_29_"><text:span text:style-name="Source_20_Text"><text:span text:style-name="T4">Но тут. С </text:span></text:span><text:span text:style-name="Source_20_Text"><text:span text:style-name="T5">этой</text:span></text:span><text:span text:style-name="Source_20_Text"><text:span text:style-name="T4"> юной леди. Бумазея в клеточку. Взъерошенные брови. Распоясалась, что удержу нет. Красный бархат. На «слаб</text:span></text:span><text:span text:style-name="Source_20_Text"><text:span text:style-name="T3">о́</text:span></text:span><text:span text:style-name="Source_20_Text"><text:span text:style-name="T4">» она сняла свою блузку, в движении по основной магистрали возле Ловер Бидинг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Боже, она чокнулась, за что </text:span></text:span><text:span text:style-name="Source_20_Text"><text:span text:style-name="T5">мне</text:span></text:span><text:span text:style-name="Source_20_Text"><text:span text:style-name="T4"> попадаются только таки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ха, ха,– Джессика помахивает своим форменным галстуком как стриптизёрша,– сказал, побоюсь, да? Гри-и-л. Назвал меня «трусишка пироженка, трусишка», я помню.– И конечно же, без лифчика, она никогда их не носи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ослушай,– смотрит искоса,– <text:s/>ты знаешь, что тебя могут арестовать? Забудь про «тебя»,– <text:s/>ему только что дошло,– <text:s/></text:span></text:span><text:span text:style-name="Source_20_Text"><text:span text:style-name="T5">меня</text:span></text:span><text:span text:style-name="Source_20_Text"><text:span text:style-name="T4"> арестую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кажут, что ты виноват, ла, ла.– Нижние зубы выпятила в улыбке зловредины.– <text:s/>Я просто невинный ягнёночек, а этот,– <text:s/>чуть вскидывает руку, резкий отсвет светлых волосков на её предплечье,– этот Роджер-держи-морджер! вот этот ужасный зверюга! заставляет меня делать всякие гадкие...</text:span></text:span></text:p>
      <text:p text:style-name="Standard_20__28_user_29_"><text:span text:style-name="Source_20_Text"><text:span text:style-name="T4">Тем временем, самый здоровенный грузовик из всех, что Роджер видел в своей жизни, делает обгон сотрясаясь сталью, и теперь не только водитель, но и несколько—ну, это вообще жуть… </text:span></text:span><text:span text:style-name="Source_20_Text"><text:span text:style-name="T5">коротышек, </text:span></text:span><text:span text:style-name="Source_20_Text"><text:span text:style-name="T4">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5">есть</text:span></text:span><text:span text:style-name="Source_20_Text"><text:span text:style-name="T4">, машина военной полиции. Он не может сбавить, а если попытается обогнать это и </text:span></text:span><text:span text:style-name="Source_20_Text"><text:span text:style-name="T5">впрямь</text:span></text:span><text:span text:style-name="Source_20_Text"><text:span text:style-name="T4"> будет подозритель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 Джеси, пожалуйста, оденься, э, ладно милая?– <text:s/>делая вид, что ищет свою расчёску, которая, как обычно, утеряна, задержанный известен как злостный расчёсколюб…</text:span></text:span></text:p>
      <text:p text:style-name="Standard_20__28_user_29_"><text:span text:style-name="Source_20_Text"><text:span text:style-name="T4">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text:span></text:span><text:soft-page-break/><text:span text:style-name="Source_20_Text"><text:span text:style-name="T4">Их старший говорит на английском с невыразимо отвратным европейским акцентом. Тоже с кучей подмигов и подёргов: – «Мийстир! Ай, ти! Какий малишка, а?»– <text:s/>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5">делают</text:span></text:span><text:span text:style-name="Source_20_Text"><text:span text:style-name="T4">, Приксбери, тебе вид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охоже мужчина и женщина, сэр.</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ридурок.– <text:s/>И достаёт чёрный бинокль.</text:span></text:span></text:p>
      <text:p text:style-name="Standard_20__28_user_29_"/>
      <text:p text:style-name="Standard_20__28_user_29_"><text:span text:style-name="Source_20_Text"><text:span text:style-name="T4">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text:span></text:span></text:p>
      <text:p text:style-name="Standard_20__28_user_29_"><text:span text:style-name="Source_20_Text"><text:span text:style-name="T4">Потом, вдруг, ночь: Пустое кресло-качалка залито голубовато-меловым от—это луна, или какой-то другой свет с неба? просто деревянное кресло, уже пустое, посреди <text:s/>очень ясной ночи и этот свет спускается….</text:span></text:span></text:p>
      <text:p text:style-name="Standard_20__28_user_29_"><text:span text:style-name="Source_20_Text"><text:span text:style-name="T4">Образы продолжаются, расцветают, приходят и уходят, некоторые красивы, какие-то просто ужасны… но ей тут так уютно с её ягнёнком, её Роджером, и как же она любит очертание его шеи вся прямо такая—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Standard_20__28_user_29_"/>
      <text:p text:style-name="P5"><text:span text:style-name="Source_20_Text"><text:span text:style-name="T4">Однажды утром—он не видел её уже около полумесяца—он проснулся в своей келье отшельника в «Белом Посещении» 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5"><text:s/>je ne sais quoi de sinistre. </text:span></text:span><text:span text:style-name="Source_20_Text"><text:span text:style-name="T4">Ему надо поссать. Шаркая к уборной, его серая армейская фланель 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Только потом уже он начал думать о Джессике—о её безопасности. Заботливый Роджер. 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5">о. О</text:span></text:span><text:span text:style-name="Source_20_Text"><text:span text:style-name="T4">, нет. Закрой тот вентиль, Нетель, да прикинь </text:span></text:span><text:span text:style-name="Source_20_Text"><text:span text:style-name="T5">про это вот</text:span></text:span><text:span text:style-name="Source_20_Text"><text:span text:style-name="T4">. Он стоял, полусогнутым, над раковиной, 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5">сейчас</text:span></text:span><text:span text:style-name="Source_20_Text"><text:span text:style-name="T4">… о, да, самая чётк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text:span></text:span><text:span text:style-name="Source_20_Text"><text:span text:style-name="T5">могут</text:span></text:span><text:span text:style-name="Source_20_Text"><text:span text:style-name="T4"> читать твоё сознание! а и что если—что если это </text:span></text:span><text:span text:style-name="Source_20_Text"><text:span text:style-name="T5">гипнотизм</text:span></text:span><text:span text:style-name="Source_20_Text"><text:span text:style-name="T4">? А? Исусе: тогда целая куча других оккультных заморочек, таких как астральное наущение, контроль сознания (ну, в </text:span></text:span><text:span text:style-name="Source_20_Text"><text:span text:style-name="T5">этом-то</text:span></text:span><text:span text:style-name="Source_20_Text"><text:span text:style-name="T4"> ничего оккультного), тайные проклятия, чтоб вызвать импотенцию, флюс, сумасшествие, вуууййй!—</text:span></text:span><text:span text:style-name="Source_20_Text"><text:span text:style-name="T5">зелья</text:span></text:span><text:span text:style-name="Source_20_Text"><text:span text:style-name="T4">! (когда он наконец распрямился и умственным взором, </text:span></text:span><text:span text:style-name="Source_20_Text"><text:span text:style-name="T5">очень</text:span></text:span><text:span text:style-name="Source_20_Text"><text:span text:style-name="T4"> осторожно, обращается к толкучке в кофейном баре, о, </text:span></text:span><text:span text:style-name="Source_20_Text"><text:span text:style-name="T5">Боже…</text:span></text:span><text:span text:style-name="Source_20_Text"><text:span text:style-name="T4">), психо-объединение-с-Контролированием, </text:span></text:span><text:soft-page-break/><text:span text:style-name="Source_20_Text"><text:span text:style-name="T4">чтобы Роджер стал им, а он Роджером, да, да, парочка таких понятий прокатились у него в уме на этом месте, ни одна из которых, в принципе, приятна, кстати—особенно посреди этого служебного сортира, с лицом Гавина Трефола <text:s/>маджентной окраски, яркий цвет клевера на ветру, Рональд Черикок выхаркивает ком зеленоватой с прожилками мокроты в раковину—что это всё, </text:span></text:span><text:span text:style-name="Source_20_Text"><text:span text:style-name="T5">кто все эти люди</text:span></text:span><text:span text:style-name="Source_20_Text"><text:span text:style-name="T4">…. Чёкнутые.</text:span></text:span><text:span text:style-name="Source_20_Text"><text:span text:style-name="T5">Чёёёёкнутые! </text:span></text:span><text:span text:style-name="Source_20_Text"><text:span text:style-name="T4">Его обложили! они были тут всё эту войну, прослушивали его мозг, телепаты, ведьмаки, Сатанинские механики всех мастей, подключаются во </text:span></text:span><text:span text:style-name="Source_20_Text"><text:span text:style-name="T5">всё</text:span></text:span><text:span text:style-name="Source_20_Text"><text:span text:style-name="T4">—даже когда они с Джессикой в постели </text:span></text:span><text:span text:style-name="Source_20_Text"><text:span text:style-name="T5">ебуться</text:span></text:span><text:span text:style-name="Source_20_Text"><text:span text:style-name="T4">—</text:span></text:span></text:p>
      <text:p text:style-name="P5"><text:span text:style-name="Source_20_Text"><text:span text:style-name="T4">Старайся не подавать виду, старина, паникуй, если уж должен, но потом, не здесь…. 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5"><text:span text:style-name="Source_20_Text"><text:span text:style-name="T4">Чудесное утро, Вторая Мировая Война. Всё, что он может удерживать на поверхности своего сознания, это слова </text:span></text:span><text:span text:style-name="Source_20_Text"><text:span text:style-name="T5">Мне нужно перевестись</text:span></text:span><text:span text:style-name="Source_20_Text"><text:span text:style-name="T4">, типа, мурлыканье без музыки перед зеркалом, да, сэр, должен подать рапорт немедля. 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5">Нацистов в Новостях, </text:span></text:span><text:span text:style-name="Source_20_Text"><text:span text:style-name="T4">втиснутой между объявлениями Мерсисайдского отделения лейбористов ищущих публициста и Лондонского рекламного агентства 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 Роджер бредёт обратно в свою узкую комнату,–«что угодно, только не это….»</text:span></text:span></text:p>
      <text:p text:style-name="P5"><text:span text:style-name="Source_20_Text"><text:span text:style-name="T4">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5"><text:span text:style-name="Source_20_Text"><text:span text:style-name="T4">Его повело тогда, на полминуты, дрожащего и зевающего, в длинном нижнем белье, мягком, почти невидимом в ограждении декабрьского рассвета, среди множества острых краёв книг, рулонов, калек, схем и карт (и главная, красные оспины на чистой белой коже леди Лондон, смотрящая на всё… </text:span></text:span><text:span text:style-name="Source_20_Text"><text:span text:style-name="T5">погоди</text:span></text:span><text:span text:style-name="Source_20_Text"><text:span text:style-name="T4">… болезнь кожи… </text:span></text:span><text:span text:style-name="Source_20_Text"><text:span text:style-name="T5">может</text:span></text:span><text:span text:style-name="Source_20_Text"><text:span text:style-name="T4"> она носит роковую инфекцию внутри себя? Возможно, места предопределены и полёт ракеты, фактически, следует из фатального нарыва </text:span></text:span><text:span text:style-name="Source_20_Text"><text:span text:style-name="T5">в скрытом состоянии среди города…</text:span></text:span><text:span text:style-name="Source_20_Text"><text:span text:style-name="T4"> 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хоть как-то цепляться <text:s/>за воспоминания)…</text:span></text:span></text:p>
      <text:p text:style-name="P5"><text:span text:style-name="Source_20_Text"><text:span text:style-name="T4">Его жизнь была увязана с прошлым. Он видел себя точкой в бегущей волне, движимым по стерильной истории—известное прошлое, проецируемое будущее. Но Джессика была разломом этой волны. Нежданно, впереди был пляж, непредсказуемое… новая жизнь. 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5"><text:soft-page-break/></text:p>
      <text:p text:style-name="P5"><text:span text:style-name="Source_20_Text"><text:span text:style-name="T4">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она хочет быть с Роджером. Хотя на самом деле не хочет. Или хочет? Она и не упомнит, чтоб когда-нибудь была в такой растерянности. Когда она с Роджером, это сплошная любовь, но на любом отдалении—на </text:span></text:span><text:span text:style-name="Source_20_Text"><text:span text:style-name="T5">любом</text:span></text:span><text:span text:style-name="Source_20_Text"><text:span text:style-name="T4">,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5">Роджер, Роджер, о, любимый</text:span></text:span><text:span text:style-name="Source_20_Text"><text:span text:style-name="T4">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стоян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5">мальчишки</text:span></text:span><text:span text:style-name="Source_20_Text"><text:span text:style-name="T4">, честное слово. Охренеть, да ему же должно быть за тридцать, он на несколько лет старше неё. Должен же был чему-то научиться, правда ведь? Мужчина с опытом?</text:span></text:span></text:p>
      <text:p text:style-name="P5"><text:span text:style-name="Source_20_Text"><text:span text:style-name="T4">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text:span></text:span><text:span text:style-name="Source_20_Text"><text:span text:style-name="T5"> 1942</text:span></text:span><text:span text:style-name="Source_20_Text"><text:span text:style-name="T4"> Боже ж ты мой, возле Крафти Крина, Кент, или ещё там где, и кто что должен был ответить, но не ответил, а сказал ещё кому-то тем самым вызывав ненависть <text:s/>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5"><text:span text:style-name="Source_20_Text"><text:span text:style-name="T4">–</text:span></text:span><text:span text:style-name="Source_20_Text"><text:span text:style-name="T7"> </text:span></text:span><text:span text:style-name="Source_20_Text"><text:span text:style-name="T4">Девушка в горе, Джесс?– Мэгги Дакёрк, проходя мимо разглаживает свои перчатки. Через громкоговоритель оркестр свинга Би-Би-Си жарко выдувает синкопированную рождественскую музыку.</text:span></text:span></text:p>
      <text:p text:style-name="P5"><text:span text:style-name="Source_20_Text"><text:span text:style-name="T4">–</text:span></text:span><text:span text:style-name="Source_20_Text"><text:span text:style-name="T7"> </text:span></text:span><text:span text:style-name="Source_20_Text"><text:span text:style-name="T4">Сигарета найдётся, Мэг?– уже автоматически, те так ли. Джес?</text:span></text:span></text:p>
      <text:p text:style-name="P5"><text:span text:style-name="Source_20_Text"><text:span text:style-name="T4">Ну, так—«Думала, тут, типа, фильм с Гарбо, блин, а не всегдашняя никотиновая голодуха, опять не угадала, пока...»</text:span></text:span></text:p>
      <text:p text:style-name="P5"><text:span text:style-name="Source_20_Text"><text:span text:style-name="T4">О, <text:s/>да проваливай уже: – «Думала про свой рождественский шопинг».</text:span></text:span></text:p>
      <text:p text:style-name="P5"><text:span text:style-name="Source_20_Text"><text:span text:style-name="T4">–</text:span></text:span><text:span text:style-name="Source_20_Text"><text:span text:style-name="T7"> </text:span></text:span><text:span text:style-name="Source_20_Text"><text:span text:style-name="T4">Что возьмёшь Бобру?</text:span></text:span></text:p>
      <text:p text:style-name="P5"><text:span text:style-name="Source_20_Text"><text:span text:style-name="T4">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text:s/>отдалённых фонтанов за красными фигурно стриженными деревьями, Джессика отвечает: – «О. Мм. Трубку, наверное...»</text:span></text:span></text:p>
      <text:p text:style-name="P5"/>
      <text:p text:style-name="P5"><text:span text:style-name="Source_20_Text"><text:span text:style-name="T4">Однажды ночью недалеко от её батареи, 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text:span></text:span><text:soft-page-break/><text:span text:style-name="Source_20_Text"><text:span text:style-name="T4">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5"><text:span text:style-name="Source_20_Text"><text:span text:style-name="T4">Роджер свернул и они смотрели на поношенную замызганную униформу сходившихся к вечерне. Ветер пах свежим снегом.</text:span></text:span></text:p>
      <text:p text:style-name="P5"><text:span text:style-name="Source_20_Text"><text:span text:style-name="T4">–</text:span></text:span><text:span text:style-name="Source_20_Text"><text:span text:style-name="T7"> </text:span></text:span><text:span text:style-name="Source_20_Text"><text:span text:style-name="T4">Нам надо домой,– сказала она,– поздно уже.</text:span></text:span></text:p>
      <text:p text:style-name="P5"><text:span text:style-name="Source_20_Text"><text:span text:style-name="T4">–</text:span></text:span><text:span text:style-name="Source_20_Text"><text:span text:style-name="T7"> </text:span></text:span><text:span text:style-name="Source_20_Text"><text:span text:style-name="T4">Можно просто зайти на минутку.</text:span></text:span></text:p>
      <text:p text:style-name="P5"><text:span text:style-name="Source_20_Text"><text:span text:style-name="T4">Ну, уж </text:span></text:span><text:span text:style-name="Source_20_Text"><text:span text:style-name="T5">это</text:span></text:span><text:span text:style-name="Source_20_Text"><text:span text:style-name="T4"> её удивило, 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и нарекания его росли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ами, 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5"><text:span text:style-name="Source_20_Text"><text:span text:style-name="T4">Они шагали по следам оставленным другими на снегу, она хмуро на его руке, ветер взмётывал её волосы в завитки, каблуки один раз заскользили по льду. –«Послушать музыку»,– пояснил он.</text:span></text:span></text:p>
      <text:p text:style-name="P5"><text:span text:style-name="Source_20_Text"><text:span text:style-name="T4">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от палаток, чьё огоньки светят как атомы сквозь сумерки, бездушные, сквозь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и отбегают через улицу с хихиканьем,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Хайрику Сусщ:</text:span></text:span></text:p>
      <text:p text:style-name="P5"/>
      <text:p text:style-name="P5"><text:span text:style-name="Source_20_Text"><text:span text:style-name="T8">In dulci jubilo</text:span></text:span></text:p>
      <text:p text:style-name="P5"><text:span text:style-name="Source_20_Text"><text:span text:style-name="T8">Nun singet und seid froh!</text:span></text:span></text:p>
      <text:p text:style-name="P5"><text:span text:style-name="Source_20_Text"><text:span text:style-name="T8">Unsers Herzens Wonne</text:span></text:span></text:p>
      <text:p text:style-name="P5"><text:span text:style-name="Source_20_Text"><text:span text:style-name="T8">Leit in praesipio,</text:span></text:span></text:p>
      <text:p text:style-name="P5"><text:span text:style-name="Source_20_Text"><text:span text:style-name="T8">Leuchtet vor die Sonne</text:span></text:span></text:p>
      <text:p text:style-name="P5"><text:span text:style-name="Source_20_Text"><text:span text:style-name="T8">Matris in gremio.</text:span></text:span></text:p>
      <text:p text:style-name="P5"><text:soft-page-break/><text:span text:style-name="Source_20_Text"><text:span text:style-name="T5">Alpha es et O.</text:span></text:span></text:p>
      <text:p text:style-name="P5"/>
      <text:p text:style-name="P5"><text:span text:style-name="Source_20_Text"><text:span text:style-name="T4">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5">немецкий</text:span></text:span><text:span text:style-name="Source_20_Text"><text:span text:style-name="T4">? в английской церкви? Ну, это не столько ереси, как имперские издержки, неизбежные как присутствие чёрного человека, из актов лёгкого сюрреализма—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даже на дешёвый пофигизм. Он бы…</text:span></text:span></text:p>
      <text:p text:style-name="P5"><text:span text:style-name="Source_20_Text"><text:span text:style-name="T4">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хмурых людских утр сделаны терпимыми, превращены в мятный дух и мрачную песню, что оставила белые брызги на ртути зеркал от Харроу до Грейвсенда, тысяч детишек, взбивавших пену в ступках своих ртов, и потеряли в тысячу раз больше слов в меловых пузырях—жалоб на ночь глядя, несмелых признаний в любви, новостей от толстых или тех что аж светятся, грубых и мягких существ в стране под покрывалом—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умножаясь в море, пока эти тюбики пасты один за другим опорожняются и отдаются обратно Войне, кучи чуть пахучего метала, призраки острой мяты в зимних будках, каждыый тюбик сморщен или выдавлен не сознающими руками Лондона, исписанные несхожими почерками, каракули против каракулей, теперь дожидаются—это истинное возвращение—чтобы быть расплавленными для припоя, лужения, пойти добавкой в отливку, в подшипники, уплотнители, скрытая дымовздыбленная реинкарнация, которую дети иного, домашнего воплощения никогда не </text:span></text:span><text:soft-page-break/><text:span text:style-name="Source_20_Text"><text:span text:style-name="T4">увидят. Однако продолжаемость, плоти в единокровные металлы, дома в безграничное море, сохранена. И вовсе не смерть разделяет эти инкарнации, а бумага: назначение бумаг, бумажные рутины. 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5">ein Volk ein Führer</text:span></text:span><text:span text:style-name="Source_20_Text"><text:span text:style-name="T4">—ей нужна машина из множества разных частей, не монолитность, но усложнённость… Хотя кто отважится утверждать </text:span></text:span><text:span text:style-name="Source_20_Text"><text:span text:style-name="T5">что</text:span></text:span><text:span text:style-name="Source_20_Text"><text:span text:style-name="T4"> нужно Войне, настолько она обширна, настолько вознесена… такая </text:span></text:span><text:span text:style-name="Source_20_Text"><text:span text:style-name="T5">заочная</text:span></text:span><text:span text:style-name="Source_20_Text"><text:span text:style-name="T4">. Пожалуй, Война даже не осознание—даже вовсе не жизнь, правда. В чём-то может случиться некое грубое, случайное подобие жизни. В «Белом Посещении» есть застарелый шизик, знаете ли, который считает </text:span></text:span><text:span text:style-name="Source_20_Text"><text:span text:style-name="T5">себя</text:span></text:span><text:span text:style-name="Source_20_Text"><text:span text:style-name="T4"> Второй Мировой Войной. Он не получает газет, отказывается слушать радио, и всё-таки в день высадки в Нормандии его температура почему-то подскочила до 104°.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Прекрасный Рождественский подарок»,– признался он другому жильцу в его палате». Когда ракеты падают—из тех, чьи взрывы не слышны—он улыбается, слёзы вот-вот брызнут из уголков его весёлых глаз, охваченный румяной взвинченностью, которая не может не подбодрить таких же пациентов. Его дни сочтены. Он умрёт на День Победы. Если он не действительно сама Война, то значие её подставное дитя, живёт по полной какой-то срок, но приходит торжественный день и смотри в оба. Истинный царь умирает только лишь притворной смертью. Запомни. Любое число молодых людей могут быть назначены умереть вместо него, покуда настоящий царь, старый лисий ублюдок, продолжает своё. Покажется ли он под Звездой, исподтишка преклонить колени в числе прочих царей, пока к нам близится зимнее солнцестояние? 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5"><text:span text:style-name="Source_20_Text"><text:span text:style-name="T4">Приближение дует с моря, которое сегодня на закате сияло зеленью и гладью, как стекло насыщенное железом: дует каждый день на нас всё небо вверху брюхатится святыми и тонкими трубами герольдов. 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и только чуть всколыхиваются, когда проходишь мимо, зритель… гость всех тупиков города…. Уловив в платьях собственное отраженье пару раз, на полпути из тени, лишь смазано яркие цвета по </text:span></text:span><text:span text:style-name="Source_20_Text"><text:span text:style-name="T5"><text:s/>peau de soie, </text:span></text:span><text:span text:style-name="Source_20_Text"><text:span text:style-name="T4">тянешься туда, где услышишь первый жуткий запашок плесени, но так и было задумано, впрочем—прикрыть малейший след её собственного запаха, вспотелость брачующейся из среднего класса, благовоспитанное мыло с пудрой. Но девственна в своём сердце, в своих надеждах. Никакого тебе тут ярко-швейцарского или кристаллинового сезона, но тёмно затянутый тучами день и снег валит халатами загородом, халаты зимы, мягкие ночью, почти безветренное дыхание вокруг тебя. На станциях города пленные вернулись из Индо-Китая прогуливают свои несчастные выступающие кости, лёгкие как тот соня, или сони на лике луны, 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text:span></text:span><text:soft-page-break/><text:span text:style-name="Source_20_Text"><text:span text:style-name="T4">могут ждать их, городские адреса, которые давно уже не существуют. Глаза из Бирмы, из Тонкина, смотрят на женщин на упрямства их сотни—глаза из посиневших орбит, сквозь головную боль, которую не может снять никакой Алазилс. Итальянцы военнопленные ругаются под мешками с почтой, что пухнут, ежечасно прибывая с гулким эхом, в сезонной толщине,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 </text:span></text:span><text:span text:style-name="Source_20_Text"><text:span text:style-name="T5">Giovinezza</text:span></text:span><text:span text:style-name="Source_20_Text"><text:span text:style-name="T4">, а что-нибудь, наверное, из </text:span></text:span><text:span text:style-name="Source_20_Text"><text:span text:style-name="T5">Rigoletto</text:span></text:span><text:span text:style-name="Source_20_Text"><text:span text:style-name="T4"> или </text:span></text:span><text:span text:style-name="Source_20_Text"><text:span text:style-name="T5">La Bohème</text:span></text:span><text:span text:style-name="Source_20_Text"><text:span text:style-name="T4">—Почтовое Управление и впрямь рассматривает вопрос разработки списка Неприемлемых Песен, с таблатурой для укелеле, чтоб облегчить опознание. Их жизнерадостность и любовь к песням, среди этих, довольно искренни—но с нарастающей нагрузкой в эти дни, и эта оргия рождественских поздравлений растёт день ото дня за всякие разумные пределы и сдержанности можно не ждать до следующего за рождеством <text:s/>дня, они решили, за себя, держаться профессионального итальянс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5">cioé</text:span></text:span><text:span text:style-name="Source_20_Text"><text:span text:style-name="T4">, то есть, условно живой—где толпа густеет женщинами, бесцельно… ну, что посдобнее. Жизнь должна продолжаться. Пленные обоих видов признают это, но для англичан вернувшихся из КБИ <text:s/>никакой </text:span></text:span><text:span text:style-name="Source_20_Text"><text:span text:style-name="T5">mano morta,</text:span></text:span><text:span text:style-name="Source_20_Text"><text:span text:style-name="T4"> никакого прыжка из мёртвой в ожившую по лёгкому позволению подходящего бедра или ляжки—никаких </text:span></text:span><text:span text:style-name="Source_20_Text"><text:span text:style-name="T5">игрищ</text:span></text:span><text:span text:style-name="Source_20_Text"><text:span text:style-name="T4">, Бога ради, на тему жизнь-и-смерть! Хватит с них приключений: только старая жена, чтобы возилась со старой плитой или согревала старую постель, какой крокет среди зимы, им хочется полуотдельной воскресной сонливости опавших листьев усохшего сада. Если же вдруг подвернётся новый храбрый мир, типа, яблоко сброшенное ветром к ногам, ну, будет время как-то и приноровиться… Но они хотят почти послевоейнной роскоши на этой неделе, купить набор электрического поезда для ребёнка, 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зарыла, эти безрассудно губительные знаки любви. Дети развернули прошлогодние <text:s/>игрушки и нашли реинкарнации жестянок от мясного пирога, они уясняют, что это другая и, кто знает, наверное, неизбежная сторона игры в Рождество. 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Что Такое Геморрой?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5">вот</text:span></text:span><text:span text:style-name="Source_20_Text"><text:span text:style-name="T4"> склон, небо </text:span></text:span><text:span text:style-name="Source_20_Text"><text:span text:style-name="T5">может</text:span></text:span><text:span text:style-name="Source_20_Text"><text:span text:style-name="T4"> показаться светлее—словно трепет, как хороший момент, которого тебе так хотелось, не совсем полный облом, но всё же далеко не чудо… 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Совсем уже нагишом, блестящие костюмы и наряды шатания по пабам в поры их расцвета давно разодраны на полосы обмотать трубы горячей воды и нагреватели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Эти электрические часы всегда убегают, даже Биг Бен сейчас спешит пока не придёт новая весна, слишком спешит, но </text:span></text:span><text:soft-page-break/><text:span text:style-name="Source_20_Text"><text:span text:style-name="T4">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Веселье под тенями минутных стрелок. Истерика на бледных лицах циферблатов. Электрокомпании говорят о нагрузках, военные потребности столь велики, что часы снова замедлятся, если только этот ночной марш не украден, но предположенные нагрузки не случаются каждый день и Сеть понемногу набирает обороты, и старые лица оборачиваются к циферблатам и думают </text:span></text:span><text:span text:style-name="Source_20_Text"><text:span text:style-name="T5">сговор</text:span></text:span><text:span text:style-name="Source_20_Text"><text:span text:style-name="T4">, а цифры вертятся к Рождению, потугам, к воссиянию новой звезды сердца, что обратит нас всех, изменит нас навсегда к самым забытым корням кто мы на самом деле. Но над морем туман сегодня всё ещё тихо раскрывшийся жемчуг. В центре города дуговые лампы трещат, взъерепенясь, в укутанном сиянии над центральными линиями улиц, слишком льдистого цвета для свечек, в слишком густой измороси для жертвоприношения… высокие красные автобусы шатаются, со всех фар маскировка снята по недавнему распоряжению теперь уворачивайся, пересекай ослеплённый, громадные выдранные в кулаки клочья сырости дуют мимо, одинокие как пляжи под перламутровым туманом, чьё колючая проволока, что никогда не знала внутреннего укуса тока, что лишь пассивно растянулась, окисляясь в ночи, 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празднуя прощание с прежним миром, вином, оливковой рощицей трубочным дымкой вечеров, прощаясь до другого края Войны, теперь обнажён до ржавых стоек и распорок пахнущих такой же морской горечью как и этот пляж, по которому тебе даже ходить нельзя потому что Война. На возвышенности, через низины мимо прожекторов чьи лучи в прошлую осень заполняли перелётные птицы, ночь за ночью, фатально пойманные пока не свалятся замертво с неба, ливень из мёртвых птиц, верующие на вечерне сидят в холодной церкви, трясутся, безгласные на вопрошанье хора: где радости? Где же ещё как не там, где Ангелы поют новые песни и разливаются колокола при дворе Царя. </text:span></text:span><text:span text:style-name="Source_20_Text"><text:span text:style-name="T5">Eia</text:span></text:span><text:span text:style-name="Source_20_Text"><text:span text:style-name="T4">—странный вздох, тысячелетний—</text:span></text:span><text:span text:style-name="Source_20_Text"><text:span text:style-name="T5">eia, wärn wir da!</text:span></text:span><text:span text:style-name="Source_20_Text"><text:span text:style-name="T4"> нам бы туда…. Усталые люди и их чёрный вожак <text:s/>с бубенцом отдаляющиеся насколько смогут, так далеко от своих овечьих одёжек, насколько год дозволит им отбрести. Так придите же. Оставьте свою Войну пока что, бумажную или железную войну, бензиновую или плотскую, придите с вашей любовью, с вашим страхом поражения, вашим изнеможением от неё. Она была с вами весь день, убеждая, прибалтывая, требуя верить во столько всего что неправда. 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6">—</text:span></text:span><text:span text:style-name="Source_20_Text"><text:span text:style-name="T4">или может осталась с твоей душенькой, у Служебного Входа Столовой, где они пересчитывают ночной приход, девушки из УФАА, девушки по имени Айлин, аккуратно сортирующие по морозным отделениям резиново буро-малиновые органы с их желтоватой приправой жира—о, Линда, иди сюда пощупай-ка этот, засунь палец <text:s/>в этот желудочек, обалдеть, всё ещё </text:span></text:span><text:span text:style-name="Source_20_Text"><text:span text:style-name="T5">дёргается</text:span></text:span><text:span text:style-name="Source_20_Text"><text:span text:style-name="T4">….Каждый, на кого ты и не подумал бы, все замешаны, каждый, кроме тебя: свяще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text:span></text:span><text:soft-page-break/><text:span text:style-name="Source_20_Text"><text:span text:style-name="T4">милиметровый, а что вы думали, это детская сказочка? Сказки кончились. Детишки не здесь, спят, но у Империи нет места для снов и сегодня тут вечер Только Для Взрослый, в этом убежище с лампами в глубоком горении в до-Кэмбрийском выдохе, душистом как готовящийся обед, тяжёлом, как сажа. А выше на 60 миль ракеты зависли на неизмеримый миг над чёрным Северным морем, прежде, чем упасть, всё ускоряясь, до оранжевого жара, Рождественская звезда, в неудержимом рывк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щайся хотя бы слухом, пусть даже они не выскажут твои надежды в точности, <text:s/>в точности не передадут твой тёмный ужас, слушай. Здесь должно было быть песнопение задолго до вести про Христа. Наверняка, если только были такие же плохие ночи как эта—хоть что-то чтобы повысить возможность другой ночи что могла бы действительно, любовью и рассветом, осветить путь домой, изгнать Вражину, разрушить границы между нашими странами, нашими телами, нашими историями, всё брехня, о том кто мы такие: на одну ночь, оставляя лишь ясный путь домой и память о младенце, которого ты видел, почти слишком хрупкого, слишком много дерьма на этих улицах, верблюды и прочая скотина <text:s/>тяжело ворочаются снаружи, каждое копыто шанс растоптать его, сделать из него всего лишь другого Мессию, и наверняка кто-то уже делает ставки на это, пока тут в этом городе еврейские колабрационисты <text:s/>продают ценную информацию Имперской Разведслужбе, а местные проститутки ублаготворяют необрезанных интервентов, заламывая цену на сколько выгорит, в точности как держатели гостиниц, которые естественно в восторге от постановления про регистрацию, а в столице уже задумываются не пора ли, возможно, дать каждому </text:span></text:span><text:span text:style-name="Source_20_Text"><text:span text:style-name="T5">номер</text:span></text:span><text:span text:style-name="Source_20_Text"><text:span text:style-name="T4">, да, пронумеровать, что поспособствует <text:s/>SPQR держать Учёт… И Ирод или Гитлер, парни (полевые священники тута в Балгии мужиковатые, обтрёпанные и крепко пьющие), что это за мир («Забыли Рузвельта, падре»,– доносятся голоса сзади, святой отец не может их увидеть, эти искусители преследуют его даже в его снах: –«Вендель Вилки!», «Как насчёт Черчиля?», «Арри Полит!») для младенца, чтобы явиться, показать 7 фунтов 8 унций на весах Толедо и думать будто он тут всё искупит, блин, ему надо провериться в порядке ли мозги….</text:span></text:span></text:p>
      <text:p text:style-name="P5"><text:span text:style-name="Source_20_Text"><text:span text:style-name="T4">Но по пути домой в эту ночь, тебе хочется поднять его, подержать чуть-чуть. Просто подержать его, близко к своему сердцу, его щеку у впадины твоей ключицы, спящего. 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5"/>
      <text:p text:style-name="P5"><text:span text:style-name="Source_20_Text"><text:span text:style-name="T8">O Jesu parvule,</text:span></text:span></text:p>
      <text:p text:style-name="P5"><text:span text:style-name="Source_20_Text"><text:span text:style-name="T8">Nach dir ist mir so weh .</text:span></text:span><text:span text:style-name="Source_20_Text"><text:span text:style-name="T9"> . .</text:span></text:span></text:p>
      <text:p text:style-name="P6"/>
      <text:p text:style-name="P5"><text:span text:style-name="Source_20_Text"><text:span text:style-name="T4">Итак эта случайная группа, эти ссыльные и пацаны,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искренне ненавидят, мужчины которых ты видел неулыбчиво шагающими в городах, но забыл, мужчины, которые тоже тебя не помнят, знающие что им бы поспать, а не тут выступать <text:s/>перед чужаками, выдают тебе это вечернее песнопение, достигающие сейчас вершины <text:s/>своим высоким фрагментом какой-то древней гаммы, голоса накладываются втрое, вчетверо, вверх, эхом наполняя всю пустоту церкви—никакого поддельного младенца, никакого оглашения Царства, нет даже попытки согреть или осветить эту жуткую ночь, а только, будь мы прокляты, наш непременный шелудивый скулёж, предел выразимого нами—</text:span></text:span><text:span text:style-name="Source_20_Text"><text:span text:style-name="T5">слава Богу!</text:span></text:span><text:span text:style-name="Source_20_Text"><text:span text:style-name="T4">—чтоб тебе было с чем вернуться к своему военному адресу, к своей военной личине, через следы в снегу и отпечатки шин, наконец к пути, который ты должен создать сам, один в темноте. Хочешь ли ты этого или нет, и какие бы моря ты не пересёк, путь домой….</text:span></text:span></text:p>
      <text:p text:style-name="P5"><text:soft-page-break/></text:p>
      <text:p text:style-name="P5"><draw:frame draw:style-name="fr1" draw:name="Image17" text:anchor-type="char" svg:width="6.9252in" svg:height="0.3661in" draw:z-index="4"><draw:image xlink:href="Pictures/1000000000000B720000009B428C9716555D8079.png" xlink:type="simple" xlink:show="embed" xlink:actuate="onLoad" loext:mime-type="image/png"/></draw:frame><text:span text:style-name="Source_20_Text"><text:span text:style-name="T4">Парадоксальная фаза, когда слабые стимулы вызывают сильную реакцию.… Когда это было? 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вибрируя постоянством, ужасом, от такой армады бомбардировщиков улетающих на задание. 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5">привычно пустой…</text:span></text:span><text:span text:style-name="Source_20_Text"><text:span text:style-name="T4">. Твои ступни направлены к высокой прорези окна в дальнем конце комнаты. Свет звёзд, непрестанный звук отлёта бомбардировщиков, вкрадывающийся ледяной воздух. Стол завален книгами в истрёпанных обложках, набрски колонок озаглавленных </text:span></text:span><text:span text:style-name="Source_20_Text"><text:span text:style-name="T5">Время / Стимул / Секреция (30) / Замечания, ч</text:span></text:span><text:span text:style-name="Source_20_Text"><text:span text:style-name="T4">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Тут, неожиданно, он снова появляется, курс у него линейный как всегда, справа налево. На этот раз он не постоянный—он светится уже сверкая яркими вспышками или сполохами. Явление, на этот раз, воспринято присутствующими как предупреждение—что-то не так, что-то совсем не так на сегодня… Никто не знал что означает круг света. 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появления света. Ты выходишь и тебя окружает вечер. Это улица перед домом твоего детства: каменистая, в колдобинах и трещинах. 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Иногда ты летаешь. Но никогда не можешь подняться больше определённой высоты. Чувствуешь как тебя замедляет, до неумолимого стопа: не то, чтобы острый ужас падения, а только запрет, и просить бесполезно… и ландшафт начинает расплываться... </text:span></text:span><text:span text:style-name="Source_20_Text"><text:span text:style-name="T5">ты знаешь… что…</text:span></text:span><text:span text:style-name="Source_20_Text"><text:span text:style-name="T4">)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о лет. 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света по двери.</text:span></text:span></text:p>
      <text:p text:style-name="P5"><text:span text:style-name="Source_20_Text"><text:span text:style-name="T4">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text:span></text:span><text:soft-page-break/><text:span text:style-name="Source_20_Text"><text:span text:style-name="T4">Гвенхидви, приехал аж из Лондона с новостью про Спектро. 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5"/>
      <text:p text:style-name="P5"><text:span text:style-name="Source_20_Text"><text:span text:style-name="T4">И призраки толпятся под карнизами. Растягиваются среди заснеженных закопчённых печных труб, подвывают в воздушные шахты, сами слишком разрежены, чтоб производить звуки, теперь навсегда сухие в этих мокрых вихрях, растянуты, но никогда не перервутся, подхлёстнутые стеклянистой гонкой с французистыми завитками над верхушкам крыш, вдоль посеребрённых низин, проскальзывают где море замерзая бьётся о берега. Они собираются, плотнее день ото дня, английские призраки, такое столпотворение по ночам, воспоминания рассеивающиеся в зиме, семена, что никогда не прорастут, такие потерянные, нынче самое часто слово, намёк живущим —«Лисы», взывает Спектро</text:span></text:span><text:span text:style-name="Source_20_Text"><text:span text:style-name="T10">Е</text:span></text:span><text:span text:style-name="Source_20_Text"><text:span text:style-name="T4"> через астральные пространства, это слово адресовано м-ру Пойнсмену, который тут не присутствует, которому не передадут, потому что пара-другая из Секции Пси способные расслышать получают загадочный хлам такого сорта на каждом сеансе—если вообще замечено, оно попадёт в проект Мильтона Гломинга с его подсчётом слов—«Лисы», зудящее эхо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text:s text:c="2"/>в мелкий прах, 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только что произведённые ею. Потом тишина. Ещё один «случай» для Роджера Мехико, воткнуть круглоголовую кнопку в его карту, квадрат перешёл из двх к трём попаданиям, помогая заполнить три предположения, что как-то отставали в последнее время….</text:span></text:span></text:p>
      <text:p text:style-name="P5"><text:span text:style-name="Source_20_Text"><text:span text:style-name="T4">Кнопка? 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Пойнтсмен один, беспомощно чхнув в своём расплывающемся бюро, под лай из конур приглушённый и расплющенный холодом, покачивает головой </text:span></text:span><text:span text:style-name="Source_20_Text"><text:span text:style-name="T5">нет…</text:span></text:span><text:span text:style-name="Source_20_Text"><text:span text:style-name="T4"> 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5"><text:span text:style-name="Source_20_Text"><text:span text:style-name="T4">–</text:span></text:span><text:span text:style-name="Source_20_Text"><text:span text:style-name="T7"> </text:span></text:span><text:span text:style-name="Source_20_Text"><text:span text:style-name="T4">Ах, не иначе. Проклятие мумии, ты идиот. Боже, Боже, я созрел для Крыла Д.</text:span></text:span></text:p>
      <text:p text:style-name="P5"><text:span text:style-name="Source_20_Text"><text:span text:style-name="T4">В общем, Крыло Д это прикрытие «Белого Посещения», всё ещё содержащее пару настоящих пациентов. 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штат ПРПУКа терпит садовое и довоенное сумасшествие Крыла Д, лишь изредка находя возможность обмена информацией о лечении и симптомах. Да, могли бы сотрудничать потеснее. Истерика, в конце концов, разве не истерика. А вот, нет, приходишь к тому, что нет. Как можно долго чувствовать себя таким правым и уверенным относительно перехода? 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5">словах</text:span></text:span><text:span text:style-name="Source_20_Text"><text:span text:style-name="T4">, которые могут ужаснуть настолько до состояния, что Спектро каждый день встречал в своей палате, уже не существующей… до того, что Пойнтсмен </text:span></text:span><text:soft-page-break/><text:span text:style-name="Source_20_Text"><text:span text:style-name="T4">находит в <text:s/>Собаках Пётр, Наташа, Николай, Сергей, Катенька—или Павел Сергеевич, Варвара Николаевна, а потом их детей, и—Когда это так отчётливо читается в лицах врачей… Гвенхидви под его мохнатой бородой не такой уж непроницаемый, как может ему хотелось бы, Спектро поспешающий со шприцем к своему Лису, когда ничто не может в самом деле остановить Абреакцию Бога Ночи, если не прекратится Блиц, ракеты будут разобраны, и вся плёнка прокручена сзаду наперёд: зачищенная обшивка обратно в листовое железо обратно в отливки, в белую раскалённость, в руду, в Землю. Но действительность не обратима. Каждый вспыхивающий цвет огня, за которым следует взрыв потом звук падения просто насмешка (может это быть нечаянным?) обратимости процесса: каждым из них Господь утверждает своё Государство, а мы, кто не может его найти, ни даже увидеть, начинаем думать о смерти не чаще, честное слово, чем раньше… 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5"><draw:frame draw:style-name="fr2" draw:name="Image23" text:anchor-type="as-char" svg:width="2.7807in" svg:height="0.3957in" draw:z-index="0"><draw:image xlink:href="Pictures/100002010000010B00000026F9C168DE2624A1A5.png" xlink:type="simple" xlink:show="embed" xlink:actuate="onLoad" loext:mime-type="image/png"/></draw:frame></text:p>
      <text:p text:style-name="P3"/>
      <text:p text:style-name="P3"/>
      <text:p text:style-name="P3">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при верховой езде, группы крови, радиоактивный распад, количество воен за год….</text:p>
      <text:p text:style-name="Standard_20__28_user_29_">Пойнтсмен стоит у окна, его неясно отражённое лицо продувается снегом несущимся сквозь темнеющий <text:s/>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text:p>
      <text:p text:style-name="Standard_20__28_user_29_">Ну… А почему вообще не отказаться от книги Нед, отдать и всё, устаревающие данные, 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p>
      <text:p text:style-name="Standard_20__28_user_29_">–<text:span text:style-name="T2"> </text:span>Осёл. Суеверный осёл.– 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text:span text:style-name="T1">для него</text:span>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p>
      <text:p text:style-name="Standard_20__28_user_29_">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 text:style-name="T1">бывает</text:span> жутким—это <text:soft-page-break/>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 text:style-name="T1">вправду можно развизжались…</text:span>.</text:p>
      <text:p text:style-name="Standard_20__28_user_29_">Вот 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какие образы нахлынут? Конечно же, башенки и синие воды, паруса и церковные шпили 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 text:style-name="T1">сплошь</text:span>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 text:style-name="T1">Потом, как станешь старше, поймёшь,</text:span> говорили ему. Да, и это ему доходит, каждый год равен дюжине в мирное время, ей-ей, до чего ж они были правы.</text:p>
      <text:p text:style-name="P5"><text:span text:style-name="Source_20_Text"><text:span text:style-name="T4">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Тезейских скитаний 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5"><text:span text:style-name="Source_20_Text"><text:span text:style-name="T4">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ему кажется словно чувствует как затухают очертания на его коре мозга, отправляя к вечному сну части того кто уж там был, обращаясь в нетронутую химию….</text:span></text:span></text:p>
      <text:p text:style-name="P5"><text:span text:style-name="Source_20_Text"><text:span text:style-name="T4">Кевин Спектро не проводил такого чёткого разграничения как он между Внешним и Внутренним. Он представлял кору как орган-интерфейс, посредник между обоими , но и </text:span></text:span><text:span text:style-name="Source_20_Text"><text:span text:style-name="T5">часть каждого из них. </text:span></text:span><text:span text:style-name="Source_20_Text"><text:span text:style-name="T4">«Когда ты увидел как оно на самом деле»,– спросил он однажды,– «как можем мы, любой из нас, быть по отдельности». Он мой Пьер Жане, подумал Пойнтсмен….</text:span></text:span></text:p>
      <text:p text:style-name="P5"><text:span text:style-name="Source_20_Text"><text:span text:style-name="T4">Скоро, по диалектике Книги, Пойнтсмен останется один, в тёмном поле, скатываясь в однонаправленность, к нулю, ожидая стать последним уходящим… Хватит ли времени? Он </text:span></text:span><text:span text:style-name="Source_20_Text"><text:span text:style-name="T5">должен</text:span></text:span><text:span text:style-name="Source_20_Text"><text:span text:style-name="T4"> выжить… попытаться на Премию, не для собственной славы, нет—а сдержать обещание, человеческому полю из семи, которым он когда-то был, перед теми кто не дотянул…. Такой средний кадр, он сам в освещении сзади, один перед высоким окном в Гранд-Отеле, стакан виски поднят к бледному небу суб-Арктики и за вас парни, завтра на сцене будем мы все, просто Неду Пойнтсмену случилось выжить… В СТОКГОЛЬМ его девиз и знамя, а после Стокгольма расплывчатость, долгая золотистая сумеречность….</text:span></text:span></text:p>
      <text:p text:style-name="P5"><text:span text:style-name="Source_20_Text"><text:span text:style-name="T4">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но на этот раз тут будет бой, кровь Минотавра ёбаного зверя, крики из далей <text:s/>внутри него, их мужественность и жестокость изумляют его самого)…. Это был сон.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свеже-прошлангованная мостовая пестрит жирно-коричневыми, брезенто-верхие оливковые грузовики стоят, каждый со своей тайной,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5">он знает</text:span></text:span><text:span text:style-name="Source_20_Text"><text:span text:style-name="T4">, начинает оборачиваться… но </text:span></text:span><text:soft-page-break/><text:span text:style-name="Source_20_Text"><text:span text:style-name="T4">основная структура поворот лица, встреча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через Лондонизированную Германию, его печёночно-серые очертания 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кожа уха собаки мягко колышется, темя черепа ярко отражает зимние облака, в убежище лежащее под бронёй за мили под городом, опера Балкансой интриги, в чьей герметичной безопасности, среди синих пучков непериодично подчёркнутого <text:s/>диссонанса которой 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5"><text:span text:style-name="Source_20_Text"><text:span text:style-name="T4">Всякий раз, на всяком повороте, его собственная кровь и вердце приласканы, избиты, приведены в радостный восторг, сброшены к леденящим ноктилукам, в полыханье термитной сварки, пока он начинает расширяться, неудержимый свет, 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5"><text:span text:style-name="Source_20_Text"><text:span text:style-name="T4">Много лет назад. Сны, которые он почти забыл. Издавна зачастили посредники между ним его последним зверем. Они не позволят ему даже лёгкой настойчивости быть влюблённым в собственную смерть…</text:span></text:span></text:p>
      <text:p text:style-name="P5"><text:span text:style-name="Source_20_Text"><text:span text:style-name="T4">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5"><text:span text:style-name="Source_20_Text"><text:span text:style-name="T4">Слотроп к этому времени должен быть на Ривьере, в тепле, в добре, по уши в ебле. Но здесь, в позднюю английскую зиму, брошен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5"><text:span text:style-name="Source_20_Text"><text:span text:style-name="T4">Отказался ли от них Пойнтсмен ради одного единственного, непроверенного человеческого субъекта? Не сочтите будто у него нет сомнений хотя бы относительно валидности этого проекта. Пусть викарий Де ла Нут беспокоится о «правильности», он штатный священник. Но… <text:s/>как же с собаками? Пойнтсмем знает их. Мигом подбирает отмычки к их осторожности. У них нет секретов. Он может делать их сумасшедшими, и адекватными дозами бромидов возвращать в норму. Но Слотроп…</text:span></text:span></text:p>
      <text:p text:style-name="P5"><text:span text:style-name="Source_20_Text"><text:span text:style-name="T4">И вот Павловец меряет шагами свой кабинет, чувствуя себя взвинченным и старым. Ему бы поспать, но он не может. 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Спектро погиб, а Слотроп <text:s/>(</text:span></text:span><text:span text:style-name="Source_20_Text"><text:span text:style-name="T5">sentiments d’emprise</text:span></text:span><text:span text:style-name="Source_20_Text"><text:span text:style-name="T4">, старина, полегче тут) был со своей Дарлин за пару кварталов от Св. Вероники двумя днями раньше.</text:span></text:span></text:p>
      <text:p text:style-name="P5"><text:soft-page-break/><text:span text:style-name="Source_20_Text"><text:span text:style-name="T4">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Причинность должна быть установлена, и найдено лечение.</text:span></text:span></text:p>
      <text:p text:style-name="P5"><text:span text:style-name="Source_20_Text"><text:span text:style-name="T4">В этом предприятии, и Пойнтсмену это известно, есть доля соблазна. Из-за симметрии… Он всегда руководствовался, знаете ли, продвигаясь по дорожке сада, симметрией: в некоторых результатах опытов… в предположении, что механизм может опираться на зеркальное отражение—«излучение», например, или «взаимо-индукция»… а кто доказал, что и то и то существует? Может и в данном случае так тоже получится. Но что преследует его, так это симметрия этих двух видов секретного оружия, Снаружи, в Блице , звуки <text:s/>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5"><text:span text:style-name="Source_20_Text"><text:span text:style-name="T4">Знак и симптомы. Возможно Спектро прав? Может быть Снаружи и Внутри часть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приёмные, которые он знает как кончаются. 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нельзя сомневаться, что он, физиологически, исторически, выродок. </text:span></text:span><text:span text:style-name="Source_20_Text"><text:span text:style-name="T5">Нам ни в коем случае нельзя потерять контроль</text:span></text:span><text:span text:style-name="Source_20_Text"><text:span text:style-name="T4">. Мысль о нём затерявшемся в мире людей, после войны, наполняет меня глубоким ужасом, от которого я не могу избавиться….»</text:span></text:span></text:p>
      <text:p text:style-name="P5"><draw:frame draw:style-name="fr1" draw:name="Image18" text:anchor-type="char" svg:width="6.9252in" svg:height="0.3661in" draw:z-index="5"><draw:image xlink:href="Pictures/1000000000000B720000009B428C9716555D8079.png" xlink:type="simple" xlink:show="embed" xlink:actuate="onLoad" loext:mime-type="image/png"/></draw:frame><text:span text:style-name="Source_20_Text"><text:span text:style-name="T4">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бесподобной слабости». Он проявился поздно в жизни: ему было 35, когда из другого мира, однажды утром на Набережной, между <text:s/>штрихами художника на тротуаре, два рисунка мелом, лосось темнеющий до светло-коричневого, и группа долговязых человеческих фигур, оборвано-траурных вдали переплетающихся с 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В тот момент нет. Это было что-то на немецком, она запомнила несколько слов. Она бы спросила своего мужа, с которым встречалась в тот день в Сюрей—но он опаздывал, все тени, мужчин и женщин, собак, труб, такие длинные и чёрные поперёк необъятной лужайки, и она мелком охры, едва различимой в позднем солнце, набросала очертание <text:s/>веера у края своей вуали—этот цвет она выхватила из деревянного ящика тротуаро-писца и быстро, плавно обернувшись, касаясь лишь кончика туфли и кремового жёлтого столбца рассыпающегося по поверхности, ни на миг не выпуская его, нарисовала пятиконечную звезду на асфальте, чуть выше по течению реки от недружелюбного подобия Ллойд Джорджа в гелиотропно-сиреневом и море-зелёном: потянув Эвентира за руку встать во внутреннем </text:span></text:span><text:soft-page-break/><text:span text:style-name="Source_20_Text"><text:span text:style-name="T4">пентагоне, морские чайки стонущей диадемой над головой, затем вступила и сама, инстинктивно, по-матерински, какой она была со всеми, кого любила. Пентограмму она нарисовала даже и вполовину не шутки ради. Никогда нельзя быть слишком уверенным, зло никогда не дремлет….</text:span></text:span></text:p>
      <text:p text:style-name="P5"><text:span text:style-name="Source_20_Text"><text:span text:style-name="T4">Почувствовал ли он её, даже тогда, отдаляясь… окликнул ли свой контроль из-за Стены пытаясь удержаться? Она уходила из его яви, из его взгляда как свет на краю вечера, когда, примерно, на гибельных минут десять <text:s/>ничег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вет, как некоторая музыка. Это подчинение его единственный дар. Потом он ничего не может вспомнить. 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Он проверялся на детекторе лжи Ролло Гроста бесчисленное множество раз с тех пор как явился в «Белое Посещение», 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нного, право же—настоящая борьба мнений в стиле есть-ли-каналы-на Марсе продолжалась в эти годы между разными наблюдателями—Аарон Тровстер клянётся, что он видел медленные дельтовидные волны из левой лобовой и подозревает опухоль, прошлым летом Эдвин Трикл отметил «приглушённо эпилептические пик-волна изменения, что любопытно, намного медленнее обычных трёх в секунду»—хотя, бесспорно, Трикл был Лондоне всю ночь перед этим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чувствующий. Ламплайтер предложил сделать ставки 5 к 2. Но с тех пор он замолчал: ничего такого на мягких ацетатно/металлических дисках или в распечатках записей что не могло бы исходить от дюжины других душ….</text:span></text:span></text:p>
      <text:p text:style-name="P5"><text:span text:style-name="Source_20_Text"><text:span text:style-name="T4">Приезжали, в своё время, аж из института в Бристоле, поглазеть, измерить и систематически усомниться в ненормальных Секции Пси. Вот Рональд Черикок, известный психометрист, глаза слегка помигивают, руки не ближе чем на дюйм от коробки в коричневой упаковке где надёжно с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расквартированы <text:s/>к северу от Лондона… 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Действительно, как Черикок это делает? Как это делают все остальные? Как Маргарет Квортертон воспроизводит голоса с пластинки или в радиоприёмнике на расстоянии во много миль не разговаривая и физически не прикасаясь к оборудованию? и какие динамики теперь начинают собирать? 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5">lingua franca? </text:span></text:span><text:span text:style-name="Source_20_Text"><text:span text:style-name="T4">Турбуленции в эфире, неопределённости из ветров кармы. Те души по ту сторону интерфейса, те кого мы зовём покойными, всё более осторожны и </text:span></text:span><text:soft-page-break/><text:span text:style-name="Source_20_Text"><text:span text:style-name="T4">уклончивы. 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когда есть послания для передачи—даже Сачса занервничал….</text:span></text:span></text:p>
      <text:p text:style-name="P5"><text:span text:style-name="Source_20_Text"><text:span text:style-name="T4">С недавних пор, всё словно бы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пускового вопросы, чтоб завестись на 200 спотыкливых слов в минуту про свои особые, жуткие способности. Нашествие. Ну, и что нам делать с Гевином Трефойлом у чьего дара ещё даже имени нет? (Ролло Грост хочет назвать это </text:span></text:span><text:span text:style-name="Source_20_Text"><text:span text:style-name="T5">автохроматизмом</text:span></text:span><text:span text:style-name="Source_20_Text"><text:span text:style-name="T4">). Гевин, самый молодой здесь, всего 17, ему каким-то образом удаётся по свое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как кажется—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ато, чёрного. Сосредоточившись, он может удерживать его, на любой стадии, неделями. Обычно он отвлекается, или забывает и постепенно откатывается обратно к своему истинному состоянию, веснушчатой окраске рыжеголового бледнолицего. Но можете себе представить как он пригодился Герхардту фон Гёлю во время съёмок плёнки о Schwarzkommando: он помог съэкономить буквально часы гримировки и установки освещения, работая как регулируемый отражатель. Ролло выдвинул лучшую из теорий как это, но она безнадёжно неясна—нам известно, что дермальные клетки 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разовьётся в ЦНС и мигрируют в кожу, чтобы стать меланоцитами. Они сохраняют свою изначальную трёх-палую форму, аксон и отростки <text:s/>типичной нервной клетки. Но отростки теперь испоьзуются не для передачи электрического сигнала, а для пигментации кожи. Ролло Грост предполагает существование некоей связи, пока не открытой—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Это часть»,–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text:s text:c="2"/>глубине просцениума, глубже, чем известные нам геометрии, голоса обмениваются секретами, которых нам никогда не доверяют….»</text:span></text:span></text:p>
      <text:p text:style-name="P5"><text:span text:style-name="Source_20_Text"><text:span text:style-name="T4">–</text:span></text:span><text:span text:style-name="Source_20_Text"><text:span text:style-name="T7"> </text:span></text:span><text:span text:style-name="Source_20_Text"><text:span text:style-name="T4">Всё входящее от ЦНС мы должны хранить здесь, видишь ли. Это очень скоро чертовски надоедает. В основном, полная чепуха. 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5"><text:span text:style-name="Source_20_Text"><text:span text:style-name="T4">–</text:span></text:span><text:span text:style-name="Source_20_Text"><text:span text:style-name="T7"> </text:span></text:span><text:span text:style-name="Source_20_Text"><text:span text:style-name="T4">А когда-нибудь приходится выходить на… ну, на Внешний Уровень?</text:span></text:span></text:p>
      <text:p text:style-name="P5"><text:span text:style-name="Source_20_Text"><text:span text:style-name="T4">(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 Я… я прошу прощения. Я не хотела быть—</text:span></text:span></text:p>
      <text:p text:style-name="P5"><text:span text:style-name="Source_20_Text"><text:span text:style-name="T4">–</text:span></text:span><text:span text:style-name="Source_20_Text"><text:span text:style-name="T7"> </text:span></text:span><text:span text:style-name="Source_20_Text"><text:span text:style-name="T4">(Отрывисто.) Мне придётся сказать тебе это по ходу инструктажа.</text:span></text:span></text:p>
      <text:p text:style-name="P5"><text:span text:style-name="Source_20_Text"><text:span text:style-name="T4">–</text:span></text:span><text:span text:style-name="Source_20_Text"><text:span text:style-name="T7"> </text:span></text:span><text:span text:style-name="Source_20_Text"><text:span text:style-name="T4">Сказать мне что?</text:span></text:span></text:p>
      <text:p text:style-name="P5"><text:soft-page-break/><text:span text:style-name="Source_20_Text"><text:span text:style-name="T4">–</text:span></text:span><text:span text:style-name="Source_20_Text"><text:span text:style-name="T7"> </text:span></text:span><text:span text:style-name="Source_20_Text"><text:span text:style-name="T4">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Из благовоспитанности , теперь она старается говорить негромко, пожалуй даже мягко.) Мы </text:span></text:span><text:span text:style-name="Source_20_Text"><text:span text:style-name="T5">все</text:span></text:span><text:span text:style-name="Source_20_Text"><text:span text:style-name="T4"> выходим на Верхний Уровень, молодой человек. Некоторые сразу, другие чуть погодя. Но рано или поздно каждый тут должен стать Эпидермой. Без исключения.</text:span></text:span></text:p>
      <text:p text:style-name="P5"><text:span text:style-name="Source_20_Text"><text:span text:style-name="T4">–</text:span></text:span><text:span text:style-name="Source_20_Text"><text:span text:style-name="T7"> </text:span></text:span><text:span text:style-name="Source_20_Text"><text:span text:style-name="T4">Должен…</text:span></text:span></text:p>
      <text:p text:style-name="P5"><text:span text:style-name="Source_20_Text"><text:span text:style-name="T4">–</text:span></text:span><text:span text:style-name="Source_20_Text"><text:span text:style-name="T7"> </text:span></text:span><text:span text:style-name="Source_20_Text"><text:span text:style-name="T4">Сожалею.</text:span></text:span></text:p>
      <text:p text:style-name="P5"><text:span text:style-name="Source_20_Text"><text:span text:style-name="T4">–</text:span></text:span><text:span text:style-name="Source_20_Text"><text:span text:style-name="T7"> </text:span></text:span><text:span text:style-name="Source_20_Text"><text:span text:style-name="T4">Но разве тут… я думал это только—ну, уровень. Место, которое проходишь. Разве нет…?</text:span></text:span></text:p>
      <text:p text:style-name="P5"><text:span text:style-name="Source_20_Text"><text:span text:style-name="T4">–</text:span></text:span><text:span text:style-name="Source_20_Text"><text:span text:style-name="T7"> </text:span></text:span><text:span text:style-name="Source_20_Text"><text:span text:style-name="T4">Заморские пейзажи, о, да, и я так думала—необычные формирования, заглянуть в Наружную Лучистость. Но всё это из </text:span></text:span><text:span text:style-name="Source_20_Text"><text:span text:style-name="T5">нас</text:span></text:span><text:span text:style-name="Source_20_Text"><text:span text:style-name="T4">, пойми. Миллионов </text:span></text:span><text:span text:style-name="Source_20_Text"><text:span text:style-name="T5">нас</text:span></text:span><text:span text:style-name="Source_20_Text"><text:span text:style-name="T4">, изменённых, чтоб стать интерфейсом, ороговеть, не чувствовать и умолкнуть.</text:span></text:span></text:p>
      <text:p text:style-name="P5"><text:span text:style-name="Source_20_Text"><text:span text:style-name="T4">–</text:span></text:span><text:span text:style-name="Source_20_Text"><text:span text:style-name="T7"> </text:span></text:span><text:span text:style-name="Source_20_Text"><text:span text:style-name="T4">О, Боже. (Пауза пока он пытается осознать—затем, в панике, отвергает.) Нет—как можно говорить такое—разве ты не чувствуешь </text:span></text:span><text:span text:style-name="Source_20_Text"><text:span text:style-name="T5">памяти</text:span></text:span><text:span text:style-name="Source_20_Text"><text:span text:style-name="T4">? тяги... мы в изгнании, но у нас есть дом! (В ответ молчание.) Вернуться туда! Не наверх в интерфейс. Обратно в ЦНС!</text:span></text:span></text:p>
      <text:p text:style-name="P5"><text:span text:style-name="Source_20_Text"><text:span text:style-name="T4">–</text:span></text:span><text:span text:style-name="Source_20_Text"><text:span text:style-name="T7"> </text:span></text:span><text:span text:style-name="Source_20_Text"><text:span text:style-name="T4">(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5"><text:span text:style-name="Source_20_Text"><text:span text:style-name="T4">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нависающая ажурность кованного железа, долгий, долгий проход по сцене, поедая апельсин, дольку за кислой долькой, она идёт, халат из шёлка </text:span></text:span><text:span text:style-name="Source_20_Text"><text:span text:style-name="T5">faille</text:span></text:span><text:span text:style-name="Source_20_Text"><text:span text:style-name="T4"> истекает прекрасно, его рукава утончённой работы спадают с очень расширенных плечей до тугого сбора в длинные манжеты стянутые рядком пуговок <text:s text:c="2"/>каких-то безымянных земных оттенков—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а они его отторгают словно это поцелуй мазохиста. 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Свет по её туфлям течёт и замирает как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5"><text:span text:style-name="Source_20_Text"><text:span text:style-name="T4">А он—пассивно, как в трансе, позволяет её красоте— войти в него или покинуть, как ей будет угодно. Разве может он быть чем-то кроме как покорным воспринимающим, заполнителем <text:s/>молчаний? 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всякой человечьей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text:span></text:span><text:soft-page-break/><text:span text:style-name="Source_20_Text"><text:span text:style-name="T4">и всё же отвергнет, выбрав меньшую ставку 5-к-2, отвергнет его дар, отвергнет что наполняет каждую его клеточку… тогда…</text:span></text:span></text:p>
      <text:p text:style-name="P5"><text:span text:style-name="Source_20_Text"><text:span text:style-name="T4">Если она любит его. Он слишком пассивен, у него нет решимости проникнуть, как однажды пытался Черикок… Конечно же Черикок странный. Он слишком часто смеётся. Не то, чтобы бесцельно, но </text:span></text:span><text:span text:style-name="Source_20_Text"><text:span text:style-name="T5">обращаясь к чему-то</text:span></text:span><text:span text:style-name="Source_20_Text"><text:span text:style-name="T4"> что он думает каждый тоже может увидеть. Каждый из нас смотрит некую скособоченную сводку киноновостей, луч из проектора падает молочно-белый, густея от дыма трубок и сигар, Кэмелов и Вудбайнзов... 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блестящая округлость шёлковой ножки лениво 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смолой из трещин, 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5">им</text:span></text:span><text:span text:style-name="Source_20_Text"><text:span text:style-name="T4">. 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5"><text:span text:style-name="Source_20_Text"><text:span text:style-name="T4">Черикок играет ту в опасные игры. Иногда ему кажется что даже объём информации льющейся через его пальцы переполнит, сожжёт его… она похоже решилась оглушить его своей 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к Внешнему Сиянию и просто ничего не увидела. И так всякий раз вбирала в себя ещё чуть больше от Нуля. Для этого нужна смелость, в худшем случае запас самообмана, что быстро истощается: он вынужден восхититься этим, даже если и не принимает её остеклённых пустынь, её обращений ко дню не гнева, а окончательного безразличия…. О себе он знает, что может воспринять чуть больше истины, чем она. Он действительно получ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звучащее сквозь прорези и отвороты потрёпанной итальянской перчатки… 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за занавесью дыма <text:s/>зажигательных, и вот Ангел: кристаллики льда срываются с задних краёв крыл угрожающе глубоких, раскрытых продвигаясь в новую белую бездну…. На полминуты радиомолчание было нарушено. Передавалось следующее:</text:span></text:span></text:p>
      <text:p text:style-name="P5"><text:span text:style-name="Source_20_Text"><text:span text:style-name="T4">Сэнт-Блейз: Фрикшоу Два, </text:span></text:span><text:span text:style-name="Source_20_Text"><text:span text:style-name="T5">ты видишь это</text:span></text:span><text:span text:style-name="Source_20_Text"><text:span text:style-name="T4">, конец.</text:span></text:span></text:p>
      <text:p text:style-name="P5"><text:span text:style-name="Source_20_Text"><text:span text:style-name="T4">Ведомый: Это Фрикшоу Два—подтверждаю.</text:span></text:span></text:p>
      <text:p text:style-name="P5"><text:span text:style-name="Source_20_Text"><text:span text:style-name="T4">Сэнт-Блейз: Хорошо.</text:span></text:span></text:p>
      <text:p text:style-name="P5"><text:span text:style-name="Source_20_Text"><text:span text:style-name="T4">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text:s/>пару минут длилось наваждение, даже треск статических разрядов исчез из наушников. Некоторым </text:span></text:span><text:soft-page-break/><text:span text:style-name="Source_20_Text"><text:span text:style-name="T4">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5"><text:span text:style-name="Source_20_Text"><text:span text:style-name="T4">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отомстить»—имея ввиду оружие V-класса—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5"><text:span text:style-name="Source_20_Text"><text:span text:style-name="T4">Кэрол Эвентир тогда же попытался связаться с Теренсом Овербеби, ведомым Сэнт-Блейза. После того как навалилась куча «мессеров» скопом и никуда не денешься. Результаты оказались сбивчивыми. Петер Сачса поделился, что, фактически, было множество версий <text:s/>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что сейчас проносится над всеми, по обе стороны Смерти. Неприятно. Со своей стороны, Эвертир чувствует себя совсем приниженным, даже возмущённым. Петер Сачса, на своей, выпадает, к удивлению, из роли, чтобы впасть в ностальгию по жизни, прежнему миру, по веймарскому декаденсу, который его кормил и одевал. Унесённый насильно в 1930 ударом полицейской 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хереро адьютант,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5">о</text:span></text:span><text:span text:style-name="Source_20_Text"><text:span text:style-name="T4">…. Каждое из лиц наблюдавших Вальтера Аша было кукольной сценой: на каждой отдельный спектакль.</text:span></text:span></text:p>
      <text:p text:style-name="P5"><text:span text:style-name="Source_20_Text"><text:span text:style-name="T4">...демонстрирует хорошие руки, да, опали и запястья до самой респираторно расслабленной <text:s/>впадины мускула…</text:span></text:span></text:p>
      <text:p text:style-name="P5"><text:span text:style-name="Source_20_Text"><text:span text:style-name="T4">...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5">аааххх</text:span></text:span><text:span text:style-name="Source_20_Text"><text:span text:style-name="T4">—</text:span></text:span></text:p>
      <text:p text:style-name="P5"><text:span text:style-name="Source_20_Text"><text:span text:style-name="T4">...театр ничего но Вальтер вправду глянь на голову неестественный угол хочет поймать свет хорошая подсветка на жёлтый гель…</text:span></text:span></text:p>
      <text:p text:style-name="P5"><text:soft-page-break/><text:span text:style-name="Source_20_Text"><text:span text:style-name="T4">(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text:span></text:span></text:p>
      <text:p text:style-name="P5"><text:span text:style-name="Source_20_Text"><text:span text:style-name="T5">. . . mba rara m’eroto ondyoze . . . mbe mu munine m’oruroto ayo u n’omuinyo </text:span></text:span><text:span text:style-name="Source_20_Text"><text:span text:style-name="T4">(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5"><text:span text:style-name="Source_20_Text"><text:span text:style-name="T4">–</text:span></text:span><text:span text:style-name="Source_20_Text"><text:span text:style-name="T7"> </text:span></text:span><text:span text:style-name="Source_20_Text"><text:span text:style-name="T4">Имеются социологии,– Эдвин Трикл с волосами торчащими по всем направлениям, пытается раскурить трубку несчастных остатков—осенние листья, кусочки верёвки, окурки,– к рассмотрению которых мы даже ещё не приступали. Взять хотя бы социология шашей братии, например. Секция Пси, <text:s/>S.P.R., старушки леди в Альтринчеме, что пытаются вызвать Дьявола, все мы на этой стороне, видишь ли, всего лишь половина истории.</text:span></text:span></text:p>
      <text:p text:style-name="P5"><text:span text:style-name="Source_20_Text"><text:span text:style-name="T4">–</text:span></text:span><text:span text:style-name="Source_20_Text"><text:span text:style-name="T7"> </text:span></text:span><text:span text:style-name="Source_20_Text"><text:span text:style-name="T4">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text:span></text:span></text:p>
      <text:p text:style-name="P5"><text:span text:style-name="Source_20_Text"><text:span text:style-name="T4">–</text:span></text:span><text:span text:style-name="Source_20_Text"><text:span text:style-name="T7"> </text:span></text:span><text:span text:style-name="Source_20_Text"><text:span text:style-name="T4">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5"><text:span text:style-name="Source_20_Text"><text:span text:style-name="T4">–</text:span></text:span><text:span text:style-name="Source_20_Text"><text:span text:style-name="T7"> </text:span></text:span><text:span text:style-name="Source_20_Text"><text:span text:style-name="T4">Нет, не угодно,– <text:s/>сухо отвечает Мехико,– но, да, полагаю кому-то надо этим заняться.</text:span></text:span></text:p>
      <text:p text:style-name="P5"><text:span text:style-name="Source_20_Text"><text:span text:style-name="T4">–</text:span></text:span><text:span text:style-name="Source_20_Text"><text:span text:style-name="T7"> </text:span></text:span><text:span text:style-name="Source_20_Text"><text:span text:style-name="T4">Есть народы—те хереро, например—которые каждый день имеют дело со своими предками. Мёртвые настолько же реальны, как и живые. Как можно понять их не применяя к обеим сторонам стены смерти одинаковый научный подход?</text:span></text:span></text:p>
      <text:p text:style-name="P5"><text:span text:style-name="Source_20_Text"><text:span text:style-name="T4">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диски. А значит он должен верить другим. И </text:span></text:span><text:span text:style-name="Source_20_Text"><text:span text:style-name="T5">это</text:span></text:span><text:span text:style-name="Source_20_Text"><text:span text:style-name="T4">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5">не помнит</text:span></text:span><text:span text:style-name="Source_20_Text"><text:span text:style-name="T4">,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он тронут беспокойством, глубоко….</text:span></text:span></text:p>
      <text:p text:style-name="P5"><text:span text:style-name="Source_20_Text"><text:span text:style-name="T4">Записи документируют Петера с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 химиком, а также активисткой в КПГ, курсируя между 12-м Районом и посиделками у Сачсы. Всякий раз, когда она приходила, ему хотелось плакать при виде её безвыходности. 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5"><text:span text:style-name="Source_20_Text"><text:span text:style-name="T4">У мужа Франца была связь, слишком неясная для Сачсы, чтоб проследовать, в Военном Артиллерийском Ведомстве, так что име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процеживаясь через бедняцкие дворы Берлина на рассвете….</text:span></text:span></text:p>
      <text:p text:style-name="P5"><draw:frame draw:style-name="fr1" draw:name="Image19" text:anchor-type="char" svg:width="6.9252in" svg:height="0.3661in" draw:z-index="6"><draw:image xlink:href="Pictures/1000000000000B720000009B428C9716555D8079.png" xlink:type="simple" xlink:show="embed" xlink:actuate="onLoad" loext:mime-type="image/png"/></draw:frame><text:soft-page-break/><text:span text:style-name="Source_20_Text"><text:span text:style-name="T4">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5">détente </text:span></text:span><text:span text:style-name="Source_20_Text"><text:span text:style-name="T4">с воздухом, что пытается его расщепить, запахи долгой болезни и неизлечимой работы срываются с крошащихся стен. Одна из стен измазана жёлтым от остатков неровных строк на верхнем этаже. Лени сидит на полу с четырьмя или пятью другими, передавая по кругу тёмную краюху хлеба. В сыром гнезде из <text:s/></text:span></text:span><text:span text:style-name="Source_20_Text"><text:span text:style-name="T5">Die Faust Hoch</text:span></text:span><text:span text:style-name="Source_20_Text"><text:span text:style-name="T4">, старые номера, которые никто читать не будет, её дочь Ильзе спит, дыхание до того мелкое, едва заметно. Её ресницы оставляют громадные тени на верхних полукружьях щёчек.</text:span></text:span></text:p>
      <text:p text:style-name="P5"><text:span text:style-name="Source_20_Text"><text:span text:style-name="T4">На этот раз они ушли насовсем. Эта комната подойдёт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её дом в одном чемодане? У неё при себе пара марок, у Франца его игрушечные ракеты на луну. Всё вправду кончено.</text:span></text:span></text:p>
      <text:p text:style-name="P5"><text:span text:style-name="Source_20_Text"><text:span text:style-name="T7"><text:s/></text:span></text:span><text:span text:style-name="Source_20_Text"><text:span text:style-name="T4">Как ей снилось в снах, она пройдёт прямо к Петеру Сачсе. Если он её не примет, то хотя бы поможет найти работу. Но сейчас, когда она действительно порвала с Францем… есть что-то, какая-то враждебность земного знака, что время от времени промелькивает в Петере…. В последне время она не уверена в его настроениях. На него давят с уровней, как ей кажется, более высоких, чем обычно и у него не совсем получается управляться….</text:span></text:span></text:p>
      <text:p text:style-name="P5"><text:span text:style-name="Source_20_Text"><text:span text:style-name="T4">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Уж они-то знают как </text:span></text:span><text:span text:style-name="Source_20_Text"><text:span text:style-name="T5">этим</text:span></text:span><text:span text:style-name="Source_20_Text"><text:span text:style-name="T4"> воспользоваться. Они знаю как использовать почто что каждого. Что станется с теми кого они не могут использовать?</text:span></text:span></text:p>
      <text:p text:style-name="P5"><text:span text:style-name="Source_20_Text"><text:span text:style-name="T4">Руди, Ваня, Ребекка, мы тут как 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 </text:span></text:span><text:span text:style-name="Source_20_Text"><text:span text:style-name="T5">Октября</text:span></text:span><text:span text:style-name="Source_20_Text"><text:span text:style-name="T4">, не при эт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1"><text:span text:style-name="Source_20_Text"><text:span text:style-name="T2"><text:s/></text:span></text:span><text:span text:style-name="Source_20_Text"><text:span text:style-name="T4">Армия ЛЮБОВНИКОВ МОЖЕТ БЫТЬ ПОБЕЖДЕНА.</text:span></text:span></text:p>
      <text:p text:style-name="Standard_20__28_user_29_"><text:span text:style-name="Source_20_Text"><text:span text:style-name="T4">Эти надписи появились на стенах в Красных районов в одну ночь. Никто не может выследить автора или рисовальщика хоть одной из них, 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сё правильно,– говорит Ваня,– посмотри на формы капиталистического выражения. Сплоошь порнографии: порнографии любви, эротической любви, христианской любви, мальчика-и-его-собаки, порнографии закатов, порнографии убийств, и порнографии дедукции—</text:span></text:span><text:span text:style-name="Source_20_Text"><text:span text:style-name="T5">аах</text:span></text:span><text:span text:style-name="Source_20_Text"><text:span text:style-name="T4">, выстанываем мы угадав кто убийца—все эти новеллы, эти фильмы и песни, они нас убаюкивают, они приближение, с большим или меньшим удобством, к Абсолютному Комфорту.– <text:s/>Пауза для быстрой кривой усмешки Руди.– <text:s/>К самопроизводному оргазм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бсолютный»?– <text:s/>Ребекка подаётся вперёд на свои голые коленки передать ему хлеб, влажный, тающий от прикосновения её мокрого рта.– Два человека могу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ва человека это то, что тебе говорят,– Руди почти не усмехается. Благодаря её стараниям, к сожалению и не в первый раз здесь, звучит фраза </text:span></text:span><text:span text:style-name="Source_20_Text"><text:span text:style-name="T5">мужское превосходство</text:span></text:span><text:span text:style-name="Source_20_Text"><text:span text:style-name="T4">...но почему они так превозносят свою мастурбацию?– но в природе такое почти не известно. Это главным образом в одиночку. Ты сама знаешь.</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не о чем говорить.</text:span></text:span></text:p>
      <text:p text:style-name="Standard_20__28_user_29_"><text:span text:style-name="Source_20_Text"><text:span text:style-name="T4">Лени, из времени потраченного на Франца, достаточно известно про кончание водиночку. Поначалу его пассивность вообще не давала ей кончить. 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внутри своих тёмных желаний боли, мечта о мягкости, свете, её преступное сердце раскаялось, не нужно убегать, бороться, появляется мужчина безмятежный как <text:s/>она и сильный, улица становится далёким воспоминанием: как раз та мечта, которую здесь она может позволить себе меньше всего. Она знает кого она должна изображать. Особенно когда Ильзе всё больше на неё смотрит. Ну, уж нет, Ильзе не смогут использовать.</text:span></text:span></text:p>
      <text:p text:style-name="Standard_20__28_user_29_"><text:span text:style-name="Source_20_Text"><text:span text:style-name="T4">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каково бы это было, если б она взяла в свою постель? Заняться этим не с другой женщиной, </text:span></text:span><text:span text:style-name="Source_20_Text"><text:span text:style-name="T5">а с</text:span></text:span><text:span text:style-name="Source_20_Text"><text:span text:style-name="T4"> </text:span></text:span><text:span text:style-name="Source_20_Text"><text:span text:style-name="T5">Еврейкой…</text:span></text:span><text:span text:style-name="Source_20_Text"><text:span text:style-name="T4"> Их животная тёмность… 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ершенно неожиданно, правда, пока мужчины бродят по залам снаружи с наркотическими улыбками...»Нет, не так сильно, Нежнее, Я скажу, когда начать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пристанывая… <text:s/></text:span></text:span><text:span text:style-name="Source_20_Text"><text:span text:style-name="T5">Я знаю, что можно кончать вместе…</text:span></text:span><text:span text:style-name="Source_20_Text"><text:span text:style-name="T4"> 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Standard_20__28_user_29_"><text:span text:style-name="Source_20_Text"><text:span text:style-name="T4">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text:span></text:span></text:p>
      <text:p text:style-name="P5"><text:span text:style-name="Source_20_Text"><text:span text:style-name="T4">–</text:span></text:span><text:span text:style-name="Source_20_Text"><text:span text:style-name="T7"> </text:span></text:span><text:span text:style-name="Source_20_Text"><text:span text:style-name="T4">Но разве ты не...– на в растерянности, не знает как это сказать.– Кто-то мне говорил, что ты не вернулся из Франции.– Она смотрит на его колени.</text:span></text:span></text:p>
      <text:p text:style-name="P5"><text:span text:style-name="Source_20_Text"><text:span text:style-name="T4">–</text:span></text:span><text:span text:style-name="Source_20_Text"><text:span text:style-name="T7"> </text:span></text:span><text:span text:style-name="Source_20_Text"><text:span text:style-name="T4">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text:span></text:span><text:soft-page-break/><text:span text:style-name="Source_20_Text"><text:span text:style-name="T4">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5"><text:span text:style-name="Source_20_Text"><text:span text:style-name="T4">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может она его ещё как-то встречала, но он был старше, всегда с друзьями….</text:span></text:span></text:p>
      <text:p text:style-name="P5"><text:span text:style-name="Source_20_Text"><text:span text:style-name="T4">Теперь они все немного утихомирились вокруг них, стали внимательными, даже застенчивыми, рады за Ричарда и Лени. «Лучше позже, чем никогда!»– провозглашает Зигги своим ускоренным голос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5"><text:span text:style-name="Source_20_Text"><text:span text:style-name="T4">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5"><text:span text:style-name="Source_20_Text"><text:span text:style-name="T4">Ранним вечером на многоярусных балконах, террасах, слушатели в группах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о гигантских военных ассигнованиях, вдруг останавливается:– «О, поебать...» <text:s/></text:span></text:span><text:span text:style-name="Source_20_Text"><text:span text:style-name="T5">Fickt es,</text:span></text:span><text:span text:style-name="Source_20_Text"><text:span text:style-name="T4"> фраза, что вскоре станет бессмертной, звенит до небес, прокатывается над страной, </text:span></text:span><text:span text:style-name="Source_20_Text"><text:span text:style-name="T5"><text:s/>Ja, fickt es! </text:span></text:span><text:span text:style-name="Source_20_Text"><text:span text:style-name="T4">–«Я возвращаю всех солдат домой. Мы закроем все оружейные заводы, мы утопим всё 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5"><text:span text:style-name="Source_20_Text"><text:span text:style-name="T4">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2"><text:span text:style-name="Source_20_Text"><text:span text:style-name="T4">Армия ЛЮБОВНИКОВ МОЖЕТ БЫТЬ ПОБЕЖДЕНА.</text:span></text:span></text:p>
      <text:p text:style-name="Standard_20__28_user_29_"><text:span text:style-name="Source_20_Text"><text:span text:style-name="T4">Руди и Ваня затеяли спор об уличной тактике. Где-то каплет вода. Улица нагоняет, даёт чувствовать себя повсюду. 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какие-то оправдания. Беспокоился о безопасности, попасть в кадр кого-нибудь из фотографов в кожаных куртках, которые всегда по краям демонстрации. Или же: –«Но как же с Ильзе? А если там будет драка?» Если будет драка, как нам быть с Францем?</text:span></text:span></text:p>
      <text:p text:style-name="Standard_20__28_user_29_"><text:span text:style-name="Source_20_Text"><text:span text:style-name="T4">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text:span></text:span><text:soft-page-break/><text:span text:style-name="Source_20_Text"><text:span text:style-name="T4">отрепетировано в точности где есть, вспых коленок под жемчужной юбкой, когда девушка в косынке склоняется поднять булыжник, мужчина в чёрном костюме и коричневой безрукавке схвачен полицейскими, вцепились по одному в каждую руку, пытаются вскинуть его голову, он скалится, 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Standard_20__28_user_29_"><text:span text:style-name="Source_20_Text"><text:span text:style-name="T4">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Standard_20__28_user_29_"><text:span text:style-name="Source_20_Text"><text:span text:style-name="T4">Но он качал головой: –«Это разное, Лени. Важно довести функцию до её предела. Δt всего лишь способ достичь этого.»</text:span></text:span></text:p>
      <text:p text:style-name="Standard_20__28_user_29_"><text:span text:style-name="Source_20_Text"><text:span text:style-name="T4">У него есть, то есть был, этот способ лишать вещи всякой восхитительности всего парой слов. 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5">Нибелунгов</text:span></text:span><text:span text:style-name="Source_20_Text"><text:span text:style-name="T4">. Пропустил как Атилла ворвался с Востока уничтожить Бургундцев. Франц любил кино, но так он смотрел фильмы, заснёт-проснётся. «Ты человек причины-и-следствия»,– восклицала она. Как он увязывал фрагменты, которые смотрел пока не закроются глаза?</text:span></text:span></text:p>
      <text:p text:style-name="Standard_20__28_user_29_"><text:span text:style-name="Source_20_Text"><text:span text:style-name="T4">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произвели,– защищалась она,– не причинили. Всё идёт вместе. Параллельно, не друг за другом. Метафора. Знаки и симптомы. Наложение на разные системы координат, я не знаю...– Она не знала и просто лишь хотела достучаться до него.</text:span></text:span></text:p>
      <text:p text:style-name="Standard_20__28_user_29_"><text:span text:style-name="Source_20_Text"><text:span text:style-name="T4">Но он ответил: –«Попробуй спроектируй что-то в этом роде и чтобы работало».</text:span></text:span></text:p>
      <text:p text:style-name="Standard_20__28_user_29_"><text:span text:style-name="Source_20_Text"><text:span text:style-name="T4">Они посмотрели <text:s/></text:span></text:span><text:span text:style-name="Source_20_Text"><text:span text:style-name="T5">Die Frau im Mond</text:span></text:span><text:span text:style-name="Source_20_Text"><text:span text:style-name="T4">.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Standard_20__28_user_29_"><text:span text:style-name="Source_20_Text"><text:span text:style-name="T4">Разве с ним что-то могло быть надолго? 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Standard_20__28_user_29_"><text:span text:style-name="Source_20_Text"><text:span text:style-name="T4">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Standard_20__28_user_29_"><text:span text:style-name="Source_20_Text"><text:span text:style-name="T4">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5">Hinterhöfe</text:span></text:span><text:span text:style-name="Source_20_Text"><text:span text:style-name="T4">.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text:span></text:span><text:soft-page-break/><text:span text:style-name="Source_20_Text"><text:span text:style-name="T4">усыпан кусками штукатурки, а внутри раздавались <text:s/>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text:s/>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text:s/>нарастал, окликая из его воспоминаний. Такими были призраки нашедшие Франца, не привидения людей, но форм энергии, абстракций….</text:span></text:span></text:p>
      <text:p text:style-name="Standard_20__28_user_29_"><text:span text:style-name="Source_20_Text"><text:span text:style-name="T4">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Standard_20__28_user_29_"><text:span text:style-name="Source_20_Text"><text:span text:style-name="T4">Звук начал 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text:span><text:span text:style-name="Source_20_Text"><text:span text:style-name="T5">ложись</text:span></text:span><text:span text:style-name="Source_20_Text"><text:span text:style-name="T4">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text:span></text:span></text:p>
      <text:p text:style-name="Standard_20__28_user_29_"><text:span text:style-name="Source_20_Text"><text:span text:style-name="T4">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text:span><text:span text:style-name="Source_20_Text"><text:span text:style-name="T5">Schnellbahnwagen</text:span></text:span><text:span text:style-name="Source_20_Text"><text:span text:style-name="T4">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text:span></text:span></text:p>
      <text:p text:style-name="Standard_20__28_user_29_"><text:soft-page-break/><text:span text:style-name="Source_20_Text"><text:span text:style-name="T4">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исток тепла, специфический импульс, толкающий пото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text:span><text:span text:style-name="Source_20_Text"><text:span text:style-name="T5">этого никто раньше не делал</text:span></text:span><text:span text:style-name="Source_20_Text"><text:span text:style-name="T4">. Я бы не поверил Лени я видел нечто, чего никто раньше не делал….</text:span></text:span></text:p>
      <text:p text:style-name="Standard_20__28_user_29_"><text:span text:style-name="Source_20_Text"><text:span text:style-name="T4">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5">Wandervögel</text:span></text:span><text:span text:style-name="Source_20_Text"><text:span text:style-name="T4"> идиотизма бегать всю ночь по болоту называя себя Обществом Навигации в Пространстве?</text:span></text:span></text:p>
      <text:p text:style-name="Standard_20__28_user_29_"><text:span text:style-name="Source_20_Text"><text:span text:style-name="T4">Лени выросла в Любеке, в ряду </text:span></text:span><text:span text:style-name="Source_20_Text"><text:span text:style-name="T5">kleinbürger</text:span></text:span><text:span text:style-name="Source_20_Text"><text:span text:style-name="T4"> домиков вдоль Траве. 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5">должно</text:span></text:span><text:span text:style-name="Source_20_Text"><text:span text:style-name="T4"> быть. Её выход из всполошённой мещанской сдавленности, с оплатой в лучшие времена, после Революции.</text:span></text:span></text:p>
      <text:p text:style-name="Standard_20__28_user_29_"><text:span text:style-name="Source_20_Text"><text:span text:style-name="T4">Франц, в шутку, часто называл её «Ленин». 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5">Bürgerlichkeit, </text:span></text:span><text:span text:style-name="Source_20_Text"><text:span text:style-name="T4"><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text:span></text:span></text:p>
      <text:p text:style-name="Standard_20__28_user_29_"><text:span text:style-name="Source_20_Text"><text:span text:style-name="T4">Франц любил её невротически, по-мазохистски, он принадлежал ей и верил, что она сможет унести его на своей спине куда-то, где Судьба не сможет достать. Можно подумать это гравитация. Однажды ночью, наполовину проснувшись, он зарылся лицом ей в подмышку, бормоча: –«Твои крылья… о, Лени, твои крылья...»</text:span></text:span></text:p>
      <text:p text:style-name="Standard_20__28_user_29_"><text:span text:style-name="Source_20_Text"><text:span text:style-name="T4">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5">Raketenflugplatz</text:span></text:span><text:span text:style-name="Source_20_Text"><text:span text:style-name="T4">, где его будут использовать милитаристы и картели. Пусть летит на мёртвую луну, если есть охота….</text:span></text:span></text:p>
      <text:p text:style-name="Standard_20__28_user_29_"><text:span text:style-name="Source_20_Text"><text:span text:style-name="T4">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text:span></text:span></text:p>
      <text:p text:style-name="Standard_20__28_user_29_"><text:span text:style-name="Source_20_Text"><text:span text:style-name="T4">Не такая уж она и Еврейка. Отчего половина всех известных Левых <text:s/>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Standard_20__28_user_29_"><text:span text:style-name="Source_20_Text"><text:span text:style-name="T4">–</text:span></text:span><text:span text:style-name="Source_20_Text"><text:span text:style-name="T7"> </text:span></text:span><text:span text:style-name="Source_20_Text"><text:span text:style-name="T4">Если он сюда придёт, скажи ты меня не видела.</text:span></text:span></text:p>
      <text:p text:style-name="Standard_20__28_user_29_"><text:span text:style-name="Source_20_Text"><text:span text:style-name="T4">Они пришли к Петеру Сачса совсем в темноте. У него вот-вот начнётся сеанс. Она тут же почувствовала какое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5">чересчур</text:span></text:span><text:span text:style-name="Source_20_Text"><text:span text:style-name="T4"> роскошны. Хмм. Мужчин собралось больше, чем обычно. Лени подмечает на лацканах, тут и там, серебряные свастики. На столах отличные вина 21-го и 22-го. </text:span></text:span><text:span text:style-name="Source_20_Text"><text:span text:style-name="T5">Schloss Vollrads, Zeltinger, Piesporter—</text:span></text:span><text:span text:style-name="Source_20_Text"><text:span text:style-name="T4">тут Особый Случай.</text:span></text:span></text:p>
      <text:p text:style-name="Standard_20__28_user_29_"><text:span text:style-name="Source_20_Text"><text:span text:style-name="T4">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Standard_20__28_user_29_"><text:soft-page-break/></text:p>
      <text:p text:style-name="Standard_20__28_user_29_"><text:span text:style-name="Source_20_Text"><text:span text:style-name="T5">Knallt ab den Juden Rathenau,</text:span></text:span></text:p>
      <text:p text:style-name="Standard_20__28_user_29_"><text:span text:style-name="Source_20_Text"><text:span text:style-name="T5">Die gottverdammte Judensau . . </text:span></text:span><text:span text:style-name="Source_20_Text"><text:span text:style-name="T4">.</text:span></text:span></text:p>
      <text:p text:style-name="Standard_20__28_user_29_"/>
      <text:p text:style-name="Standard_20__28_user_29_"><text:span text:style-name="Source_20_Text"><text:span text:style-name="T4">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Standard_20__28_user_29_"><text:span text:style-name="Source_20_Text"><text:span text:style-name="T4">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Снова менталитет Сумерков Богов. Оружие было известно как С-5227, где «С» 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5">Interessengemeinschaft</text:span></text:span><text:span text:style-name="Source_20_Text"><text:span text:style-name="T4">, Товарищество по Интересам… а что насчёт случая катализаторного отравления в Праге—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Standard_20__28_user_29_"><text:span text:style-name="Source_20_Text"><text:span text:style-name="T4">Элита, которые сядут сегодня, представители корпоративной толпы Нацистов, 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Standard_20__28_user_29_"><text:span text:style-name="Source_20_Text"><text:span text:style-name="T4">В толпе глаза её встрелили взгляд Петера. «Я ушла от него»,– шепнула она кивая, когда они пожимали рук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5">его</text:span></text:span><text:span text:style-name="Source_20_Text"><text:span text:style-name="T4">, так же, как не принадлежала Франц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а, конечно. Что происходит?</text:span></text:span></text:p>
      <text:p text:style-name="Standard_20__28_user_29_"><text:span text:style-name="Source_20_Text"><text:span text:style-name="T4">Он фыркает, выражая </text:span></text:span><text:span text:style-name="Source_20_Text"><text:span text:style-name="T5">они мне не сказали</text:span></text:span><text:span text:style-name="Source_20_Text"><text:span text:style-name="T4">.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text:span></text:span></text:p>
      <text:p text:style-name="Standard_20__28_user_29_"><text:span text:style-name="Source_20_Text"><text:span text:style-name="T4">Зачем им нужен Ратенау в эту ночь? Что Цезарь на самом деле сказал своему протеже, когда рухнул? <text:s/></text:span></text:span><text:span text:style-name="Source_20_Text"><text:span text:style-name="T5">Et tu, Brute,</text:span></text:span><text:span text:style-name="Source_20_Text"><text:span text:style-name="T4">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5">et-tu-Brute. </text:span></text:span><text:span text:style-name="Source_20_Text"><text:span text:style-name="T4">Передаётся истина настолько жуткая, что история—в <text:s/>лучшем случае сговор, не всегда между джентльменами, облапошить—ни за что не примет её. 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может сказать о былом распределении? Наверное, ничего настолько невероятного, что он мог сказать в момент когда шок шибанул его смертные нервы, когда вкрылился Ангел….</text:span></text:span></text:p>
      <text:p text:style-name="Standard_20__28_user_29_"><text:span text:style-name="Source_20_Text"><text:span text:style-name="T4">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text:span></text:span><text:soft-page-break/><text:span text:style-name="Source_20_Text"><text:span text:style-name="T4">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какой-другой индустриальный наследник—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структура основанная, тут нечему удивляться, на той, что он создал в Германии для ведения Мировой Войны.</text:span></text:span></text:p>
      <text:p text:style-name="Standard_20__28_user_29_"><text:span text:style-name="Source_20_Text"><text:span text:style-name="T4">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Это даже может—при достаточно параноидальном взгляде—выглядеть сотрудничеством тут, между обоими сторонами Стены, материей и духом. Что они знают </text:span></text:span><text:span text:style-name="Source_20_Text"><text:span text:style-name="T5">такое</text:span></text:span><text:span text:style-name="Source_20_Text"><text:span text:style-name="T4">, чего не знают бесправные? Какая жуткая структура сокрыта видом разнообразия и предпринимательства?</text:span></text:span></text:p>
      <text:p text:style-name="Standard_20__28_user_29_"><text:span text:style-name="Source_20_Text"><text:span text:style-name="T4">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5">Herrenklub</text:span></text:span><text:span text:style-name="Source_20_Text"><text:span text:style-name="T4">—«у нас теперь есть даже благословение Еврея!» Что ни пришло бы в эту ночь через медиума, они исказят, подредактируют в благословение. Это измывательство над разреженными.</text:span></text:span></text:p>
      <text:p text:style-name="Standard_20__28_user_29_"><text:span text:style-name="Source_20_Text"><text:span text:style-name="T4">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неоновых, накаливания, звёздными… послания вплетаются в сеть информации, которую никто не в силах избежа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уть ясен,– голос движет губами Сачсы и напряжённо белым горлом.– 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шей. Вы хотите знать лишь про свой путь, ваш Автоба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слушаю, херр Ратенау,– отвечает Смарагд из ИГ Фарбе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о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настойчиво провели договор Раппало? Это было необходимым шагом на восток. Вимпе может вам рассказать. Этот <text:s/></text:span></text:span><text:span text:style-name="Source_20_Text"><text:span text:style-name="T5">V-Mann</text:span></text:span><text:span text:style-name="Source_20_Text"><text:span text:style-name="T4"> тоже был там. </text:span></text:span><text:soft-page-break/><text:span text:style-name="Source_20_Text"><text:span text:style-name="T4">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дела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5">никогда не увидим</text:span></text:span><text:span text:style-name="Source_20_Text"><text:span text:style-name="T4">.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ы считали это индустриальным процессом. Но в этом было больше. Мы перед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Standard_20__28_user_29_"><text:span text:style-name="Source_20_Text"><text:span text:style-name="T4">–</text:span></text:span><text:span text:style-name="Source_20_Text"><text:span text:style-name="T7"> </text:span></text:span><text:span text:style-name="Source_20_Text"><text:span text:style-name="T5">Нашу</text:span></text:span><text:span text:style-name="Source_20_Text"><text:span text:style-name="T4"> ИГ, я бы сказал,– отвечает Смарагд с более, чем обычной натянутостью и холод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Вам следует задаться двумя вопросами. Первый, в чём истинная природа синтеза? И следующий: в чём истинная природа контрол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ам кажется, что вы знаете, вы цепляетесь за свои убеждения. Но рано или поздно, вам придётся с ними расстаться.</text:span></text:span></text:p>
      <text:p text:style-name="Standard_20__28_user_29_"><text:span text:style-name="Source_20_Text"><text:span text:style-name="T4">Затяжная тишина. Некоторое шевеление на стульях вокруг стола, однако спаренные мизинцы <text:s/>удерживают соприкосновени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Херр Ратенау, вы можете сказать мне прямо,– этой Хайнц Риппенштос, шальной <text:s/>нацистский шутник и перекати-поле. Сидящие начинают хихикать и Петер Сачса возвращается в свою комнату.– <text:s/>Так Бог вправду Еврей?</text:span></text:span></text:p>
      <text:p text:style-name="Standard_20__28_user_29_"><draw:frame draw:style-name="fr3" draw:name="Image20" text:anchor-type="char" svg:x="0.1665in" svg:y="0.0673in" svg:width="6.9252in" svg:height="0.3661in" draw:z-index="7"><draw:image xlink:href="Pictures/1000000000000B720000009B428C9716555D8079.png" xlink:type="simple" xlink:show="embed" xlink:actuate="onLoad" loext:mime-type="image/png"/></draw:frame><text:soft-page-break/><text:span text:style-name="Source_20_Text"><text:span text:style-name="T4">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pan text:style-name="Source_20_Text"><text:span text:style-name="T4">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4">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5">cortex</text:span></text:span><text:span text:style-name="Source_20_Text"><text:span text:style-name="T4">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5">Cor, Tex</text:span></text:span><text:span text:style-name="Source_20_Text"><text:span text:style-name="T4">!")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text:span></text:span><text:soft-page-break/><text:span text:style-name="Source_20_Text"><text:span text:style-name="T4">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4">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5">словами его надежды</text:span></text:span><text:span text:style-name="Source_20_Text"><text:span text:style-name="T4">,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4">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5">Times </text:span></text:span><text:span text:style-name="Source_20_Text"><text:span text:style-name="T4">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5">Генри V, </text:span></text:span><text:span text:style-name="Source_20_Text"><text:span text:style-name="T4">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11"><text:s/>-</text:span></text:span><text:span text:style-name="Source_20_Text"><text:span text:style-name="T4">35, </text:span></text:span><text:span text:style-name="Source_20_Text"><text:span text:style-name="T11">-</text:span></text:span><text:span text:style-name="Source_20_Text"><text:span text:style-name="T4">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5">выдерживают</text:span></text:span><text:span text:style-name="Source_20_Text"><text:span text:style-name="T4">.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эльс…</text:span></text:span></text:p>
      <text:p text:style-name="Standard_20__28_user_29_"><text:soft-page-break/><text:span text:style-name="Source_20_Text"><text:span text:style-name="T4">–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ж ты конечно, веришь, Гвендвих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что нет? А ты ка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не знаю. Сегодня не чувствую себя еврее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и тут вот кто-то, кого он хочет, вправду, всем своим 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4">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4">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pan text:style-name="Source_20_Text"><text:span text:style-name="T4">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 ты туда ж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ертовски непатриотичный разговор.</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отхаркнув сплюнул в умывальный таз,– <text:s/>ты не хочешь верить. Да и с чего бы? Порода с Харлей-Стрит, мой добрый Иисусе.</text:span></text:span></text:p>
      <text:p text:style-name="Standard_20__28_user_29_"><text:span text:style-name="Source_20_Text"><text:span text:style-name="T4">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text:span></text:span><text:soft-page-break/><text:span text:style-name="Source_20_Text"><text:span text:style-name="T4">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5">мим</text:span></text:span><text:span text:style-name="Source_20_Text"><text:span text:style-name="T4">,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то значит «видишь ли»? Я </text:span></text:span><text:span text:style-name="Source_20_Text"><text:span text:style-name="T5">не</text:span></text:span><text:span text:style-name="Source_20_Text"><text:span text:style-name="T4">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не видишь </text:span></text:span><text:span text:style-name="Source_20_Text"><text:span text:style-name="T5">их</text:span></text:span><text:span text:style-name="Source_20_Text"><text:span text:style-name="T4">,–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к лаю это точ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из госпиталя. Обратно в </text:span></text:span><text:span text:style-name="Source_20_Text"><text:span text:style-name="T5">это</text:span></text:span><text:span text:style-name="Source_20_Text"><text:span text:style-name="T4">?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5">назначалось пасть первыми</text:span></text:span><text:span text:style-name="Source_20_Text"><text:span text:style-name="T4">.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5">нам</text:span></text:span><text:span text:style-name="Source_20_Text"><text:span text:style-name="T4"> к этому доступа нет. Может Го-роду приснился вра-жеский город, плывёт через море вор-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5">моё</text:span></text:span><text:span text:style-name="Source_20_Text"><text:span text:style-name="T4">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5">известно</text:span></text:span><text:span text:style-name="Source_20_Text"><text:span text:style-name="T4">, Пойнтсмен! Что фронт в Ев-ропе однажды </text:span></text:span><text:span text:style-name="Source_20_Text"><text:span text:style-name="T5">должен</text:span></text:span><text:span text:style-name="Source_20_Text"><text:span text:style-name="T4"> сложиться таким образом, а? что продвинется к востоку, сделает ракеты необходимостью, </text:span></text:span><text:span text:style-name="Source_20_Text"><text:span text:style-name="T5">известно</text:span></text:span><text:span text:style-name="Source_20_Text"><text:span text:style-name="T4">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прав, Гвендвихи,– рассудительно прихлёбывая чай,– это очень параной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правда.– Он достаёт праздничную бутылку Бочки 69 и готов налить им для тост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За младенцев!– ухмыляется полностью чокнут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ладенцев, Гвендвих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я составлял свою </text:span></text:span><text:span text:style-name="Source_20_Text"><text:span text:style-name="T5">личную</text:span></text:span><text:span text:style-name="Source_20_Text"><text:span text:style-name="T4">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Тогда за странность всего этого. Несчастные сволочата.</text:span></text:span></text:p>
      <text:p text:style-name="Standard_20__28_user_29_"><text:span text:style-name="Source_20_Text"><text:span text:style-name="T4">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1" draw:name="Image21" text:anchor-type="char" svg:width="6.9252in" svg:height="0.3661in" draw:z-index="8"><draw:image xlink:href="Pictures/1000000000000B720000009B428C9716555D8079.png" xlink:type="simple" xlink:show="embed" xlink:actuate="onLoad" loext:mime-type="image/png"/></draw:frame><text:span text:style-name="Source_20_Text"><text:span text:style-name="T4">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4">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4">Пантомима куда дядя Роджер водил их всех сегодня днём называлась </text:span></text:span><text:span text:style-name="Source_20_Text"><text:span text:style-name="T5">Гансель и Гретель</text:span></text:span><text:span text:style-name="Source_20_Text"><text:span text:style-name="T4">.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4">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4">Пусть вас ничто не тревожит,</text:span></text:span></text:p>
      <text:p text:style-name="Standard_20__28_user_29_"><text:span text:style-name="Source_20_Text"><text:span text:style-name="T4">Тогда мы увидим, быть может</text:span></text:span></text:p>
      <text:p text:style-name="Standard_20__28_user_29_"><text:span text:style-name="Source_20_Text"><text:span text:style-name="T4">Что-то, что вам не заметно пока—</text:span></text:span></text:p>
      <text:p text:style-name="Standard_20__28_user_29_"><text:span text:style-name="Source_20_Text"><text:span text:style-name="T4">Большое, злючее, колючее</text:span></text:span></text:p>
      <text:p text:style-name="Standard_20__28_user_29_"><text:span text:style-name="Source_20_Text"><text:span text:style-name="T4">тянется вцепиться вам в бока</text:span></text:span></text:p>
      <text:p text:style-name="Standard_20__28_user_29_"><text:span text:style-name="Source_20_Text"><text:span text:style-name="T4">О, садовнику сегодня радуга нужна,</text:span></text:span></text:p>
      <text:p text:style-name="Standard_20__28_user_29_"><text:span text:style-name="Source_20_Text"><text:span text:style-name="T4">Мусорщик свой галстук нагладил, повязал..</text:span></text:span></text:p>
      <text:p text:style-name="Standard_20__28_user_29_"><text:span text:style-name="Source_20_Text"><text:span text:style-name="T4">И каждый идёт и песенку поёт</text:span></text:span></text:p>
      <text:p text:style-name="Standard_20__28_user_29_"><text:soft-page-break/><text:span text:style-name="Source_20_Text"><text:span text:style-name="T4">Вместе с круглым лицом в небесах. Ах!</text:span></text:span></text:p>
      <text:p text:style-name="Standard_20__28_user_29_"/>
      <text:p text:style-name="Standard_20__28_user_29_"><text:span text:style-name="Source_20_Text"><text:span text:style-name="T4">Прекрасный в небе дом из полиэтилена</text:span></text:span></text:p>
      <text:p text:style-name="Standard_20__28_user_29_"><text:span text:style-name="Source_20_Text"><text:span text:style-name="T4">Из платины кегли у тебя в руках—</text:span></text:span></text:p>
      <text:p text:style-name="Standard_20__28_user_29_"><text:span text:style-name="Source_20_Text"><text:span text:style-name="T4">О, мама твоя большой толстый пулемёт</text:span></text:span></text:p>
      <text:p text:style-name="Standard_20__28_user_29_"><text:span text:style-name="Source_20_Text"><text:span text:style-name="T4">А папа страшный молодец</text:span></text:span></text:p>
      <text:p text:style-name="forward"><text:span text:style-name="Source_20_Text">(Шёпотом и стакатто):</text:span></text:p>
      <text:p text:style-name="Standard_20__28_user_29_"><text:span text:style-name="Source_20_Text"><text:span text:style-name="T4">О, менеджер посасывает трубку,</text:span></text:span></text:p>
      <text:p text:style-name="Standard_20__28_user_29_"><text:span text:style-name="Source_20_Text"><text:span text:style-name="T4">Банкиры поедают своих жён,</text:span></text:span></text:p>
      <text:p text:style-name="Standard_20__28_user_29_"><text:span text:style-name="Source_20_Text"><text:span text:style-name="T4">Весь мир вверх дном, ходуном от оркестра</text:span></text:span></text:p>
      <text:p text:style-name="Standard_20__28_user_29_"><text:span text:style-name="Source_20_Text"><text:span text:style-name="T4">Так выверни свои карманы и получи сюрприз—</text:span></text:span></text:p>
      <text:p text:style-name="Standard_20__28_user_29_"/>
      <text:p text:style-name="Standard_20__28_user_29_"><text:span text:style-name="Source_20_Text"><text:span text:style-name="T4">Выверни свои карманы и-получи сюр-приз</text:span></text:span></text:p>
      <text:p text:style-name="Standard_20__28_user_29_"><text:span text:style-name="Source_20_Text"><text:span text:style-name="T4">Там пусто, абсо-лютно ни души!</text:span></text:span></text:p>
      <text:p text:style-name="Standard_20__28_user_29_"><text:span text:style-name="Source_20_Text"><text:span text:style-name="T4">И лампы над ступеньками все гаснут,</text:span></text:span></text:p>
      <text:p text:style-name="Standard_20__28_user_29_"><text:span text:style-name="Source_20_Text"><text:span text:style-name="T4">Окончен бал, сезон для ламп закрыт…</text:span></text:span></text:p>
      <text:p text:style-name="Standard_20__28_user_29_"><text:span text:style-name="Source_20_Text"><text:span text:style-name="T4">А где-то <text:s/>пальмы шепчутся на пляже</text:span></text:span></text:p>
      <text:p text:style-name="Standard_20__28_user_29_"><text:span text:style-name="Source_20_Text"><text:span text:style-name="T4">Спасатель не устаёт вздыхать,</text:span></text:span></text:p>
      <text:p text:style-name="Standard_20__28_user_29_"><text:span text:style-name="Source_20_Text"><text:span text:style-name="T4">А голоса, что слышишь ты, это Парень и Девушка Года,</text:span></text:span></text:p>
      <text:p text:style-name="Standard_20__28_user_29_"><text:span text:style-name="Source_20_Text"><text:span text:style-name="T4">Из тех детей, кто должен научится умирать….</text:span></text:span></text:p>
      <text:p text:style-name="Standard_20__28_user_29_"/>
      <text:p text:style-name="Standard_20__28_user_29_"><text:span text:style-name="Source_20_Text"><text:span text:style-name="T4">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шепчет она громко.– <text:s/>Я не хочу. Ты не он. Я не знаю кто ты, но ты не мой отец. Уходи.</text:span></text:span></text:p>
      <text:p text:style-name="Standard_20__28_user_29_"><text:span text:style-name="Source_20_Text"><text:span text:style-name="T4">Его подлокотники и ножки напряжённо молчат. Она всматривается.</text:span></text:span></text:p>
      <text:p text:style-name="Standard_20__28_user_29_"><text:span text:style-name="Source_20_Text"><text:span text:style-name="T5">Я только хочу навестить теб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хочешь меня сделать одержимой.</text:span></text:span></text:p>
      <text:p text:style-name="Standard_20__28_user_29_"><text:span text:style-name="Source_20_Text"><text:span text:style-name="T4">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4">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text:span></text:span><text:soft-page-break/><text:span text:style-name="Source_20_Text"><text:span text:style-name="T4">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4">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4">Если её не достанут ракеты, всё равно остаётся её лейтенант. Чёртов Бобёр/Джереми и </text:span></text:span><text:span text:style-name="Source_20_Text"><text:span text:style-name="T5">есть</text:span></text:span><text:span text:style-name="Source_20_Text"><text:span text:style-name="T4"> Война, он каждое из утверждений когда-либо выдвинутых ёбаной Войной—что мы 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pan text:style-name="Source_20_Text"><text:span text:style-name="T4">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4">Его деяние веры. На улице ребятишки поют:</text:span></text:span></text:p>
      <text:p text:style-name="Standard_20__28_user_29_"/>
      <text:p text:style-name="Standard_20__28_user_29_"><text:span text:style-name="Source_20_Text"><text:span text:style-name="T4">Слышишь, ангелы сходят с небес, трубя:</text:span></text:span></text:p>
      <text:p text:style-name="Standard_20__28_user_29_"><text:span text:style-name="Source_20_Text"><text:span text:style-name="T4">М-с Симпсон украла нашего Короля…</text:span></text:span></text:p>
      <text:p text:style-name="Standard_20__28_user_29_"/>
      <text:p text:style-name="Standard_20__28_user_29_"><text:span text:style-name="Source_20_Text"><text:span text:style-name="T4">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4">Ты подхватила Войну. Она заразная, <text:s/>ты и я не знаем как уберечься. О, Джес. Джессика. Не покидай меня….</text:span></text:span></text:p>
      <text:p text:style-name="P4"><draw:frame draw:style-name="fr1" draw:name="Image22" text:anchor-type="char" svg:width="6.9252in" svg:height="0.3661in" draw:z-index="9"><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8T10:45:35.731161592</dc:date>
    <meta:editing-cycles>23</meta:editing-cycles>
    <meta:editing-duration>P7DT9H31M35S</meta:editing-duration>
    <meta:generator>LibreOffice/6.1.5.2$Linux_X86_64 LibreOffice_project/10$Build-2</meta:generator>
    <meta:document-statistic meta:table-count="0" meta:image-count="10" meta:object-count="0" meta:page-count="64" meta:paragraph-count="471" meta:word-count="36511" meta:character-count="247569" meta:non-whitespace-character-count="211439"/>
  </office:meta>
</office:document-meta>
</file>